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4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595cm"/>
    </style:style>
    <style:style style:name="co5" style:family="table-column">
      <style:table-column-properties fo:break-before="auto" style:column-width="3.775cm"/>
    </style:style>
    <style:style style:name="co6" style:family="table-column">
      <style:table-column-properties fo:break-before="auto" style:column-width="4.11cm"/>
    </style:style>
    <style:style style:name="co7" style:family="table-column">
      <style:table-column-properties fo:break-before="auto" style:column-width="3.551cm"/>
    </style:style>
    <style:style style:name="co8" style:family="table-column">
      <style:table-column-properties fo:break-before="auto" style:column-width="3.796cm"/>
    </style:style>
    <style:style style:name="co9" style:family="table-column">
      <style:table-column-properties fo:break-before="auto" style:column-width="2.164cm"/>
    </style:style>
    <style:style style:name="co10" style:family="table-column">
      <style:table-column-properties fo:break-before="auto" style:column-width="2.411cm"/>
    </style:style>
    <style:style style:name="co11" style:family="table-column">
      <style:table-column-properties fo:break-before="auto" style:column-width="8.818cm"/>
    </style:style>
    <style:style style:name="co12" style:family="table-column">
      <style:table-column-properties fo:break-before="auto" style:column-width="13.323cm"/>
    </style:style>
    <style:style style:name="co13" style:family="table-column">
      <style:table-column-properties fo:break-before="auto" style:column-width="12.695cm"/>
    </style:style>
    <style:style style:name="co14" style:family="table-column">
      <style:table-column-properties fo:break-before="auto" style:column-width="24.017cm"/>
    </style:style>
    <style:style style:name="co15" style:family="table-column">
      <style:table-column-properties fo:break-before="auto" style:column-width="2.969cm"/>
    </style:style>
    <style:style style:name="co16" style:family="table-column">
      <style:table-column-properties fo:break-before="auto" style:column-width="2.992cm"/>
    </style:style>
    <style:style style:name="co17" style:family="table-column">
      <style:table-column-properties fo:break-before="auto" style:column-width="2.858cm"/>
    </style:style>
    <style:style style:name="co18" style:family="table-column">
      <style:table-column-properties fo:break-before="auto" style:column-width="3.103cm"/>
    </style:style>
    <style:style style:name="co19" style:family="table-column">
      <style:table-column-properties fo:break-before="auto" style:column-width="3.126cm"/>
    </style:style>
    <style:style style:name="co20" style:family="table-column">
      <style:table-column-properties fo:break-before="auto" style:column-width="2.745cm"/>
    </style:style>
    <style:style style:name="co21" style:family="table-column">
      <style:table-column-properties fo:break-before="auto" style:column-width="4.953cm"/>
    </style:style>
    <style:style style:name="co22" style:family="table-column">
      <style:table-column-properties fo:break-before="auto" style:column-width="2.611cm"/>
    </style:style>
    <style:style style:name="co23" style:family="table-column">
      <style:table-column-properties fo:break-before="auto" style:column-width="6.156cm"/>
    </style:style>
    <style:style style:name="co24" style:family="table-column">
      <style:table-column-properties fo:break-before="auto" style:column-width="11.853cm"/>
    </style:style>
    <style:style style:name="co25" style:family="table-column">
      <style:table-column-properties fo:break-before="auto" style:column-width="3.064cm"/>
    </style:style>
    <style:style style:name="co26" style:family="table-column">
      <style:table-column-properties fo:break-before="auto" style:column-width="9.433cm"/>
    </style:style>
    <style:style style:name="co27" style:family="table-column">
      <style:table-column-properties fo:break-before="auto" style:column-width="2.704cm"/>
    </style:style>
    <style:style style:name="co28" style:family="table-column">
      <style:table-column-properties fo:break-before="auto" style:column-width="3.32cm"/>
    </style:style>
    <style:style style:name="co29" style:family="table-column">
      <style:table-column-properties fo:break-before="auto" style:column-width="2.3cm"/>
    </style:style>
    <style:style style:name="co30" style:family="table-column">
      <style:table-column-properties fo:break-before="auto" style:column-width="2.916cm"/>
    </style:style>
    <style:style style:name="co31" style:family="table-column">
      <style:table-column-properties fo:break-before="auto" style:column-width="3.404cm"/>
    </style:style>
    <style:style style:name="co32" style:family="table-column">
      <style:table-column-properties fo:break-before="auto" style:column-width="3.679cm"/>
    </style:style>
    <style:style style:name="co33" style:family="table-column">
      <style:table-column-properties fo:break-before="auto" style:column-width="11.599cm"/>
    </style:style>
    <style:style style:name="co34" style:family="table-column">
      <style:table-column-properties fo:break-before="auto" style:column-width="1.833cm"/>
    </style:style>
    <style:style style:name="co35" style:family="table-column">
      <style:table-column-properties fo:break-before="auto" style:column-width="2.852cm"/>
    </style:style>
    <style:style style:name="co36" style:family="table-column">
      <style:table-column-properties fo:break-before="auto" style:column-width="3.893cm"/>
    </style:style>
    <style:style style:name="co37" style:family="table-column">
      <style:table-column-properties fo:break-before="auto" style:column-width="1.875cm"/>
    </style:style>
    <style:style style:name="co38" style:family="table-column">
      <style:table-column-properties fo:break-before="auto" style:column-width="1.536cm"/>
    </style:style>
    <style:style style:name="co39" style:family="table-column">
      <style:table-column-properties fo:break-before="auto" style:column-width="2.491cm"/>
    </style:style>
    <style:style style:name="co40" style:family="table-column">
      <style:table-column-properties fo:break-before="auto" style:column-width="2.342cm"/>
    </style:style>
    <style:style style:name="co41" style:family="table-column">
      <style:table-column-properties fo:break-before="auto" style:column-width="22.83cm"/>
    </style:style>
    <style:style style:name="co42" style:family="table-column">
      <style:table-column-properties fo:break-before="auto" style:column-width="23.403cm"/>
    </style:style>
    <style:style style:name="co43" style:family="table-column">
      <style:table-column-properties fo:break-before="auto" style:column-width="3.447cm"/>
    </style:style>
    <style:style style:name="co4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3cm" fo:break-before="auto" style:use-optimal-row-height="false"/>
    </style:style>
    <style:style style:name="ro3" style:family="table-row">
      <style:table-row-properties style:row-height="8.543cm" fo:break-before="auto" style:use-optimal-row-height="true"/>
    </style:style>
    <style:style style:name="ro4" style:family="table-row">
      <style:table-row-properties style:row-height="9.35cm" fo:break-before="auto" style:use-optimal-row-height="true"/>
    </style:style>
    <style:style style:name="ro5" style:family="table-row">
      <style:table-row-properties style:row-height="7.735cm" fo:break-before="auto" style:use-optimal-row-height="true"/>
    </style:style>
    <style:style style:name="ro6" style:family="table-row">
      <style:table-row-properties style:row-height="11.363cm" fo:break-before="auto" style:use-optimal-row-height="true"/>
    </style:style>
    <style:style style:name="ro7" style:family="table-row">
      <style:table-row-properties style:row-height="9.753cm" fo:break-before="auto" style:use-optimal-row-height="true"/>
    </style:style>
    <style:style style:name="ro8" style:family="table-row">
      <style:table-row-properties style:row-height="8.139cm" fo:break-before="auto" style:use-optimal-row-height="true"/>
    </style:style>
    <style:style style:name="ro9" style:family="table-row">
      <style:table-row-properties style:row-height="6.911cm" fo:break-before="auto" style:use-optimal-row-height="true"/>
    </style:style>
    <style:style style:name="ro10" style:family="table-row">
      <style:table-row-properties style:row-height="13.792cm" fo:break-before="auto" style:use-optimal-row-height="true"/>
    </style:style>
    <style:style style:name="ro11" style:family="table-row">
      <style:table-row-properties style:row-height="6.509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fo:wrap-option="wrap"/>
    </style:style>
    <style:style style:name="ce4"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00a933"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color="#c9211e" style:text-underline-style="solid" style:text-underline-width="auto" style:text-underline-color="font-color"/>
    </style:style>
    <style:style style:name="T6" style:family="text">
      <style:text-properties fo:font-weight="bold" style:font-weight-asian="bold" style:font-weight-complex="bold" style:text-underline-style="none" style:text-underline-color="font-color" fo:color="#ff8000"/>
    </style:style>
    <style:style style:name="T7" style:family="text">
      <style:text-properties style:text-underline-style="none" style:text-underline-color="font-color"/>
    </style:style>
    <style:style style:name="T8" style:family="text">
      <style:text-properties style:text-underline-style="none" style:text-underline-color="font-color" fo:color="#c9211e"/>
    </style:style>
    <style:style style:name="T9" style:family="text">
      <style:text-properties style:font-weight-complex="normal" style:font-weight-asian="normal" fo:font-weight="normal"/>
    </style:style>
    <style:style style:name="T10" style:family="text">
      <style:text-properties style:font-weight-complex="normal" style:font-weight-asian="normal" fo:font-weight="normal" fo:color="#c9211e"/>
    </style:style>
    <style:style style:name="T11" style:family="text">
      <style:text-properties style:use-window-font-color="true" fo:font-weight="bold" style:font-weight-asian="bold" style:font-weight-complex="bold"/>
    </style:style>
    <style:style style:name="T12" style:family="text">
      <style:text-properties fo:color="#ff0000" style:font-name="Liberation Sans" fo:font-size="10pt" fo:font-weight="bold"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8" style:family="text">
      <style:text-properties fo:color="#ff0000"/>
    </style:style>
    <style:style style:name="T19" style:family="text">
      <style:text-properties fo:font-weight="normal" style:font-weight-asian="normal" style:font-weight-complex="normal"/>
    </style:style>
    <style:style style:name="T20" style:family="text">
      <style:text-properties fo:color="#ff0000" fo:font-weight="bold" style:font-weight-asian="bold" style:font-weight-complex="bold"/>
    </style:style>
    <style:style style:name="T2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weight="bold"/>
    </style:style>
  </office:automatic-styles>
  <office:body>
    <office:spreadsheet>
      <table:calculation-settings table:automatic-find-labels="false" table:use-regular-expressions="false" table:use-wildcards="true"/>
      <table:table table:name="SM_correct_SMA_in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ce4"/>
        <table:table-column table:style-name="co22" table:default-cell-style-name="Default"/>
        <table:table-column table:style-name="co23" table:default-cell-style-name="ce4"/>
        <table:table-column table:style-name="co2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table:style-name="ce5"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8" office:value-type="string" calcext:value-type="string">
            <text:p>statement</text:p>
          </table:table-cell>
          <table:table-cell table:style-name="ce8" office:value-type="string" calcext:value-type="string">
            <text:p>justification</text:p>
          </table:table-cell>
          <table:table-cell table:style-name="ce8" office:value-type="string" calcext:value-type="string">
            <text:p>articles</text:p>
          </table:table-cell>
          <table:table-cell table:style-name="ce8" office:value-type="string" calcext:value-type="string">
            <text:p>Artykuł PolitiFact</text:p>
          </table:table-cell>
          <table:table-cell office:value-type="string" calcext:value-type="string">
            <office:annotation draw:style-name="gr1" draw:text-style-name="P2" svg:width="2.899cm" svg:height="3.756cm" svg:x="90.726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93.717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6.575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9.678cm" svg:y="0cm" draw:caption-point-x="-0.61cm" draw:caption-point-y="0.01cm">
              <dc:date>2025-06-26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5" draw:text-style-name="P2" svg:width="2.899cm" svg:height="2.966cm" svg:x="102.803cm" svg:y="0cm" draw:caption-point-x="-0.61cm" draw:caption-point-y="0.01cm">
              <dc:date>2025-06-26T00:00:00</dc:date>
              <text:p text:style-name="P1"><text:span text:style-name="T1">informacje zawarte w artykule są prawdziwe (2 - tak, 1 - częściowo tak, 0 - fałszywe)</text:span></text:p>
            </office:annotation>
            <text:p>Prawdziwość 1</text:p>
          </table:table-cell>
          <table:table-cell office:value-type="string" calcext:value-type="string">
            <office:annotation draw:style-name="gr2" draw:text-style-name="P2" svg:width="2.899cm" svg:height="4.151cm" svg:x="105.929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6" draw:text-style-name="P2" svg:width="2.899cm" svg:height="5.336cm" svg:x="108.673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8" office:value-type="string" calcext:value-type="string">
            <office:annotation draw:style-name="gr7" draw:text-style-name="P2" svg:width="2.899cm" svg:height="1.799cm" svg:x="113.626cm" svg:y="0cm" draw:caption-point-x="-0.61cm" draw:caption-point-y="0.01cm">
              <dc:date>2025-06-26T00:00:00</dc:date>
              <text:p text:style-name="P1"><text:span text:style-name="T1">przydatne fakty zawarte w artykule, wypunktowane</text:span></text:p>
            </office:annotation>
            <text:p>Przydatne fakty</text:p>
          </table:table-cell>
          <table:table-cell office:value-type="string" calcext:value-type="string">
            <office:annotation draw:style-name="gr4" draw:text-style-name="P2" svg:width="2.899cm" svg:height="3.361cm" svg:x="116.237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8"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table:style-name="ce6" office:value-type="float" office:value="1" calcext:value-type="float">
            <text:p>1</text:p>
          </table:table-cell>
          <table:table-cell office:value-type="string" calcext:value-type="string">
            <text:p>4095.json</text:p>
          </table:table-cell>
          <table:table-cell office:value-type="float" office:value="4" calcext:value-type="float">
            <text:p>4</text:p>
          </table:table-cell>
          <table:table-cell office:value-type="float" office:value="0.418660581111908" calcext:value-type="float">
            <text:p>0,418660581111908</text:p>
          </table:table-cell>
          <table:table-cell office:value-type="float" office:value="0.375729411840439" calcext:value-type="float">
            <text:p>0,375729411840439</text:p>
          </table:table-cell>
          <table:table-cell table:formula="of:=[.D2]-[.E2]" office:value-type="float" office:value="0.042931169271469" calcext:value-type="float">
            <text:p>0,042931169271469</text:p>
          </table:table-cell>
          <table:table-cell office:value-type="float" office:value="1.92811106494512" calcext:value-type="float">
            <text:p>1,92811106494512</text:p>
          </table:table-cell>
          <table:table-cell office:value-type="float" office:value="2.196778405278" calcext:value-type="float">
            <text:p>2,19677840527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table:style-name="ce3"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office:value-type="string" calcext:value-type="string">
            <text:p>W artykule sprawdzono wypowiedź prezydenta Baracka Obamy, który stwierdził, że największe straty miejsc pracy dotyczą sektora publicznego (nauczyciele, policjanci, strażacy) w miarę jak kończy się wsparcie ze strony federalnego pakietu stymulacyjnego.</text:p>
            <text:p>Kluczowe punkty:</text:p>
            <text:p/>
            <text:p>    Pakiet stymulacyjny z 2009 roku (Recovery Act) przekazał 787 mld dolarów na pobudzenie gospodarki, w tym na pomoc dla stanów, aby uniknąć zwolnień w sektorze publicznym.</text:p>
            <text:p/>
            <text:p>    Do połowy 2011 roku większość środków została już wydana. Poszczególne stany zużywały te środki w różnym tempie.</text:p>
            <text:p/>
            <text:p>    Dane Bureau of Labor Statistics pokazały, że od początku 2011 roku zatrudnienie w sektorze stanowym i lokalnym konsekwentnie malało.</text:p>
            <text:p/>
            <text:p>        Pracownicy stanowi: spadek z 5,140 mln (styczeń 2010) do 5,136 mln (styczeń 2011), potem dalsze spadki co miesiąc.</text:p>
            <text:p/>
            <text:p>        Pracownicy lokalni: spadek z 14,482 mln (styczeń 2010) do 14,240 mln (styczeń 2011), i dalej w dół.</text:p>
            <text:p/>
            <text:p>    Od końca recesji w czerwcu 2009 roku, sektor prywatny zyskał ponad 1 mln miejsc pracy, podczas gdy sektor publiczny stracił 493 tys. – głównie na poziomie stanowym i lokalnym.</text:p>
            <text:p/>
            <text:p>Eksperci:</text:p>
            <text:p/>
            <text:p>    Michael Leachman z lewicowego think-tanku potwierdza związek między końcem pomocy federalnej a zwolnieniami w sektorze publicznym.</text:p>
            <text:p/>
            <text:p>    Konserwatywny ekspert J.D. Foster twierdzi, że pakiet stymulacyjny nie osiągnął celu, jakim było pobudzenie sektora prywatnego.</text:p>
            <text:p/>
            <text:p>Wniosek:</text:p>
            <text:p/>
            <text:p>Wypowiedź Obamy, że kończące się wsparcie federalne przyczyniło się do utraty miejsc pracy w sektorze publicznym, jest zgodna z danymi, choć przyczyną są także inne czynniki, jak <text:span text:style-name="T4">słabość gospodarki</text:span> i <text:span text:style-name="T4">niższe dochody stanów i samorządów</text:span>. Dlatego ocena PolitiFact to: "Mostly True" (w większości prawda).</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2"/>
          <table:table-cell/>
          <table:table-cell table:style-name="ce4" office:value-type="float" office:value="0" calcext:value-type="float">
            <text:p>0</text:p>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ext:p/>
            <text:p>Wygenerowany artykuł zakłada, że cięcia w budżecie właśnie się wydarzyły i powtarza tezy zawarte w statemencie, podczas gdy statement jest wypowiedzią mówiącą, że ogólnie jak zmniejszamy finansowanie sektroa publicznego, to zauważamy zwolnienia w tym sektorze.</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58" calcext:value-type="float">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cell office:value-type="float" office:value="0.157303093901953" calcext:value-type="float">
            <text:p>0,157303093901953</text:p>
          </table:table-cell>
        </table:table-row>
        <table:table-row table:style-name="ro3">
          <table:table-cell table:style-name="ce6" office:value-type="float" office:value="2" calcext:value-type="float">
            <text:p>2</text:p>
          </table:table-cell>
          <table:table-cell office:value-type="string" calcext:value-type="string">
            <text:p>317.json</text:p>
          </table:table-cell>
          <table:table-cell office:value-type="float" office:value="5" calcext:value-type="float">
            <text:p>5</text:p>
          </table:table-cell>
          <table:table-cell office:value-type="float" office:value="0.342896819114685" calcext:value-type="float">
            <text:p>0,342896819114685</text:p>
          </table:table-cell>
          <table:table-cell office:value-type="float" office:value="0.403790384531021" calcext:value-type="float">
            <text:p>0,403790384531021</text:p>
          </table:table-cell>
          <table:table-cell table:formula="of:=[.D3]-[.E3]" office:value-type="float" office:value="-0.060893565416336" calcext:value-type="float">
            <text:p>-0,060893565416336</text:p>
          </table:table-cell>
          <table:table-cell office:value-type="float" office:value="2.06108328741946" calcext:value-type="float">
            <text:p>2,06108328741946</text:p>
          </table:table-cell>
          <table:table-cell office:value-type="float" office:value="2.12822412969315" calcext:value-type="float">
            <text:p>2,12822412969315</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he 1990s were a time of prosperity. We created more than 22-million new jobs, moved 8-million people out of poverty, and turned our economy around.</text:p>
          </table:table-cell>
          <table:table-cell table:style-name="ce3" office:value-type="string" calcext:value-type="string">
            <text:p>It's tough to get around that. ""To the degree that a president can effect economic progress," Burtless said, "most would say Bill Clinton did well above average. "Let the partisan folks argue about whether Bill Clinton deserves credit for the numbers, or whether Hillary Clinton can recreate them.</text:p>
          </table:table-cell>
          <table:table-cell office:value-type="string" calcext:value-type="string">
            <text:p>The 1990s were a defining decade for America, a period of remarkable economic success and social transformation. Fueled by aggressive policies and a sustained commitment to innovation, we created over 22 million new jobs, lifting millions out of poverty. This growth was driven by a wave of entrepreneurship, fueled by low interest rates and a strong investment climate. In addition to bolstering the workforce, these efforts significantly impacted the quality of life, <text:span text:style-name="T2">reducing poverty levels to a record low</text:span>. This prosperity did not just benefit our workforce, however.  <text:span text:style-name="T2">The manufacturing sector saw a resurgence</text:span><text:span text:style-name="T3"> with new plants and production facilities, and our consumer confidence soared</text:span>.  <text:span text:style-name="T4">We witnessed a boom in technological advancements, leading to new products and innovations</text:span>. With every passing year, it became evident that we were not only re-establishing our economic foundation, but also building a future for generations to come.  <text:span text:style-name="T4">Our economic revitalization was not a lone journey, it was a collaborative effort, involving both public and private sectors working hand-in-hand to create an environment that was conducive to growth</text:span>. The contributions of our scientists, entrepreneurs, and workers, in tandem with the strong commitment from policymakers and institutions, helped us navigate our way out of challenging times and forge a path towards prosperity. This decade</text:p>
          </table:table-cell>
          <table:table-cell office:value-type="string" calcext:value-type="string">
            <text:p>Artykuł z 2008 roku omawia reklamę radiową Billa Clintona, w której przypomina on o gospodarczym sukcesie lat 90., kiedy był prezydentem, i sugeruje, że jego żona Hillary Clinton może przywrócić taki dobrobyt jako prezydent.</text:p>
            <text:p/>
            <text:p>Najważniejsze punkty:</text:p>
            <text:p/>
            <text:p>    Reklama: Bill Clinton mówi, że za jego prezydentury stworzono ponad 22 mln nowych miejsc pracy i 8 mln ludzi wyszło z ubóstwa.</text:p>
            <text:p/>
            <text:p>    Fakty: Dane z amerykańskiego Biura Statystyki Pracy i Biura Spisu Ludności potwierdzają te liczby (dokładniej: wzrost zatrudnienia o 22,8 mln i spadek liczby osób w ubóstwie z 38 mln do 31 mln).</text:p>
            <text:p/>
            <text:p>    Dyskusja o zasługach:</text:p>
            <text:p/>
            <text:p>        James Sherk (Heritage Foundation) twierdzi, że Clinton miał szczęście – objął urząd, gdy gospodarka już się odbijała, a kluczowe reformy (np. reforma systemu opieki społecznej) wprowadzono po przejęciu Kongresu przez Republikanów.</text:p>
            <text:p/>
            <text:p>        Gary Burtless (Brookings Institute) przyznaje, że można mówić o wpływie bańki internetowej (dot-com boom), ale podkreśla, że wzrost gospodarczy w latach 90. był realny i znaczny, a Clinton, jak na możliwości prezydenta, „spisał się powyżej średniej”.</text:p>
            <text:p/>
            <text:p>Podsumowanie:</text:p>
            <text:p>Choć trwają spory o to, na ile Bill Clinton faktycznie przyczynił się do sukcesu gospodarczego lat 90., przedstawione w reklamie dane są zgodne z faktami. Artykuł kończy się oceną, że jego wypowiedź jest prawdziwa.</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boomie w rozwiązaniach technologicznych</text:p>
            <text:p>- informacja o współpracy sektorów publicznego i prywatnego</text:p>
          </table:table-cell>
          <table:table-cell table:style-name="ce4" office:value-type="float" office:value="0" calcext:value-type="float">
            <text:p>0</text:p>
          </table:table-cell>
          <table:table-cell office:value-type="string" calcext:value-type="string">
            <text:p><text:a xlink:href="https://www.politifact.com/factchecks/2008/jan/25/bill-clinton/the-1990s-good-times/" xlink:type="simple">https://www.politifact.com/factchecks/2008/jan/25/bill-clinton/the-1990s-good-times/</text:a></text:p>
            <text:p><text:a xlink:href="https://chatgpt.com/c/685353d4-3b8c-8000-a859-8096b2240650" xlink:type="simple">https://chatgpt.com/c/685353d4-3b8c-8000-a859-8096b2240650</text:a></text:p>
          </table:table-cell>
          <table:table-cell office:value-type="string" calcext:value-type="string">
            <text:p>economy</text:p>
          </table:table-cell>
          <table:table-cell office:value-type="string" calcext:value-type="string">
            <text:p>bill-clinton</text:p>
          </table:table-cell>
          <table:table-cell office:value-type="string" calcext:value-type="string">
            <text:p>former president</text:p>
          </table:table-cell>
          <table:table-cell office:value-type="string" calcext:value-type="string">
            <text:p>Arkansas</text:p>
          </table:table-cell>
          <table:table-cell office:value-type="string" calcext:value-type="string">
            <text:p>democrat</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1" calcext:value-type="float">
            <text:p>11</text:p>
          </table:table-cell>
          <table:table-cell office:value-type="float" office:value="3" calcext:value-type="float">
            <text:p>3</text:p>
          </table:table-cell>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1314845643937588, 0.06846664100885391, 0.03955075144767761, 0.22629444301128387, 0.3114764988422394, 0.34289681911468506]</text:p>
          </table:table-cell>
          <table:table-cell office:value-type="string" calcext:value-type="string">
            <text:p>[0.01027354970574379, 0.08443693816661835, 0.11098132282495499, 0.4037903845310211, 0.2690773904323578, 0.12144037336111069]</text:p>
          </table:table-cell>
          <table:table-cell office:value-type="float" office:value="0.138458438444783" calcext:value-type="float">
            <text:p>0,138458438444783</text:p>
          </table:table-cell>
        </table:table-row>
        <table:table-row table:style-name="ro3">
          <table:table-cell table:style-name="ce6" office:value-type="float" office:value="3" calcext:value-type="float">
            <text:p>3</text:p>
          </table:table-cell>
          <table:table-cell office:value-type="string" calcext:value-type="string">
            <text:p>8809.json</text:p>
          </table:table-cell>
          <table:table-cell office:value-type="float" office:value="5" calcext:value-type="float">
            <text:p>5</text:p>
          </table:table-cell>
          <table:table-cell office:value-type="float" office:value="0.332125574350357" calcext:value-type="float">
            <text:p>0,332125574350357</text:p>
          </table:table-cell>
          <table:table-cell office:value-type="float" office:value="0.400471836328506" calcext:value-type="float">
            <text:p>0,400471836328506</text:p>
          </table:table-cell>
          <table:table-cell table:formula="of:=[.D4]-[.E4]" office:value-type="float" office:value="-0.068346261978149" calcext:value-type="float">
            <text:p>-0,068346261978149</text:p>
          </table:table-cell>
          <table:table-cell office:value-type="float" office:value="2.22284975914709" calcext:value-type="float">
            <text:p>2,22284975914709</text:p>
          </table:table-cell>
          <table:table-cell office:value-type="float" office:value="1.95408865227857" calcext:value-type="float">
            <text:p>1,95408865227857</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average Georgia family makes $6,000 less than the average family did 10 years ago when inflation is factored in.</text:p>
          </table:table-cell>
          <table:table-cell table:style-name="ce3" office:value-type="string" calcext:value-type="string">
            <text:p>Carter said that an average Georgia family in effect makes $6,000 less than the average family did 10 years ago. PolitiFact Georgias research shows Carter didnt exaggerate the problem with median household income. If anything, he underestimated it.</text:p>
          </table:table-cell>
          <table:table-cell office:value-type="string" calcext:value-type="string">
            <text:p>The cost of living in Georgia continues to rise, placing a significant strain on families who are facing higher everyday expenses and limited purchasing power.  According to recent data released by the National Bureau of Economic Research, the average family in Georgia now earns $6,000 less than they did a decade ago, <text:span text:style-name="T2">when adjusted for inflation</text:span>. <text:span text:style-name="T2">This significant decrease in purchasing power is attributed to several factors, including the increasing cost of housing, healthcare, and education</text:span>.  For example, a family might struggle to afford basic necessities like groceries, utilities, and transportation even with a decent income.  Experts believe that the rising cost of housing is a major contributing factor to this economic disparity.  <text:span text:style-name="T2">A 2023 report by Zillow found that the median home price in Georgia has grown by over 50% in recent years</text:span>.  The average family in Georgia now spends a significant portion of their monthly income on rent or mortgage payments, leaving little room for other crucial expenses.  Furthermore, the cost of healthcare is steadily increasing, leaving many families burdened by medical bills and exorbitant insurance premiums.  This growing medical cost burden puts an enormous strain on family finances, and it is a challenge that continues to worsen as access to affordable healthcare remains a significant issue.  Finally, the</text:p>
          </table:table-cell>
          <table:table-cell office:value-type="string" calcext:value-type="string">
            <text:p>W odpowiedzi na przemówienie gubernatora Georgii Nathana Deala, senator stanowy i kandydat na gubernatora Jason Carter stwierdził, że przeciętna rodzina w Georgii zarabia dziś o 6 000 dolarów mniej niż 10 lat wcześniej (po uwzględnieniu inflacji). PolitiFact Georgia sprawdziło to twierdzenie i potwierdziło jego prawdziwość — dane z U.S. Census Bureau pokazały spadek mediany dochodów rodzinnych o 6 682 dolary w latach 2002–2012 (z $54,803 do $48,121).</text:p>
            <text:p/>
            <text:p>Carter używał wymiennie pojęć „średni” i „mediana”, ale eksperci ocenili, że różnica ta nie zmienia ogólnego wniosku. Gospodarka Georgii ucierpiała bardziej niż inne stany w wyniku dwóch recesji — po pęknięciu bańki dot-com i w czasie Wielkiej Recesji — ponieważ dotknęły one kluczowych dla stanu branż: technologii, transportu lotniczego, budownictwa i leśnictwa.</text:p>
            <text:p/>
            <text:p>Eksperci podkreślili również, że Georgia już od 1997 roku stopniowo traciła pozycję w krajowych rankingach dochodu na mieszkańca — spadła z 25. na 40. miejsce w latach 1996–2012. Mimo że stan odnotowuje pewne oznaki poprawy (np. spadające bezrobocie), wiele sektorów nadal nie odbudowało się do poziomu sprzed kryzysu.</text:p>
            <text:p/>
            <text:p>Wniosek: PolitiFact oceniło wypowiedź Cartera jako prawdziwą.</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table-cell table:style-name="ce4" office:value-type="float" office:value="0" calcext:value-type="float">
            <text:p>0</text:p>
          </table:table-cell>
          <table:table-cell office:value-type="string" calcext:value-type="string">
            <text:p><text:a xlink:href="https://chatgpt.com/share/685484ef-2fa8-8000-9c20-3907be922c49" xlink:type="simple">https://chatgpt.com/share/685484ef-2fa8-8000-9c20-3907be922c49</text:a></text:p>
            <text:p><text:a xlink:href="https://www.politifact.com/factchecks/2014/jan/23/jason-carter/carter-target-family-income/" xlink:type="simple">https://www.politifact.com/factchecks/2014/jan/23/jason-carter/carter-target-family-income/</text:a></text:p>
            <text:p/>
            <text:p>W artykule są podane fałszywe informacje w stosunku do wypowiedzi w statement. Jest tak, ponieważ wygenerowany artykuł nie jest osadzony poprawnie w kontekście czasowym i podaje jakieś niedokońca potwierdzone informacje z innego okresu, niż dotyczy wypowiedź w statement. Dodatkowo fałszywie przypisuje fakt temu, że średnia rodzina w stanie Georgia zarabia 6000$ mniej niż dekadę temu, jeśliby uwzględnić inflację, a w artykule PoliticoFact jest napisane, że ta kwota nie jest po uwzględnieniu inflacji i jest mniejsza niż gdyby uwzględnić inflację, bo z inflacją wynosiłaby 6682$</text:p>
          </table:table-cell>
          <table:table-cell office:value-type="string" calcext:value-type="string">
            <text:p>economy,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72" calcext:value-type="float">
            <text:p>1,7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241696160286665, 0.12207207828760147, 0.07231909036636353, 0.20400787889957428, 0.25705838203430176, 0.33212557435035706]</text:p>
          </table:table-cell>
          <table:table-cell office:value-type="string" calcext:value-type="string">
            <text:p>[0.0017561211716383696, 0.054184455424547195, 0.045329365879297256, 0.19071267545223236, 0.40047183632850647, 0.3075454831123352]</text:p>
          </table:table-cell>
          <table:table-cell office:value-type="float" office:value="0.133006938651747" calcext:value-type="float">
            <text:p>0,133006938651747</text:p>
          </table:table-cell>
        </table:table-row>
        <table:table-row table:style-name="ro3">
          <table:table-cell table:style-name="ce6" office:value-type="float" office:value="4" calcext:value-type="float">
            <text:p>4</text:p>
          </table:table-cell>
          <table:table-cell office:value-type="string" calcext:value-type="string">
            <text:p>10355.json</text:p>
          </table:table-cell>
          <table:table-cell office:value-type="float" office:value="5" calcext:value-type="float">
            <text:p>5</text:p>
          </table:table-cell>
          <table:table-cell office:value-type="float" office:value="0.325513869524002" calcext:value-type="float">
            <text:p>0,325513869524002</text:p>
          </table:table-cell>
          <table:table-cell office:value-type="float" office:value="0.39413520693779" calcext:value-type="float">
            <text:p>0,39413520693779</text:p>
          </table:table-cell>
          <table:table-cell table:formula="of:=[.D5]-[.E5]" office:value-type="float" office:value="-0.068621337413788" calcext:value-type="float">
            <text:p>-0,068621337413788</text:p>
          </table:table-cell>
          <table:table-cell office:value-type="float" office:value="2.25777639608994" calcext:value-type="float">
            <text:p>2,25777639608994</text:p>
          </table:table-cell>
          <table:table-cell office:value-type="float" office:value="2.00866400780874" calcext:value-type="float">
            <text:p>2,008664007808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nly 42 percent of young Georgians have a college certificate or degree, but soon 60 percent of jobs will require some college credential.</text:p>
          </table:table-cell>
          <table:table-cell office:value-type="string" calcext:value-type="string">
            <text:p>Kean said Democrats raised taxes over 115 times in the past 10 years, "making New Jersey increasingly unaffordable and chasing jobs to neighboring states. "But Kean cant attribute a loss of jobs in New Jersey solely to those changes.</text:p>
          </table:table-cell>
          <table:table-cell office:value-type="string" calcext:value-type="string">
            <text:p>The alarming statistic is a stark reality of the rising demand for qualified workers in Georgia. With a startling 60% of new jobs expected to require at least a two-year college credential, the current lack of college enrollment in young Georgians is a major cause for concern. Only 42 percent of young people in Georgia hold a college certificate or degree, <text:span text:style-name="T2">compared to the national average of </text:span><text:span text:style-name="T5">35%</text:span>. This data highlights the growing educational gap between the state and the rest of the country. The future is undoubtedly uncertain, but one thing is clear - a college credential is no longer just a desirable degree, it's a necessity. <text:span text:style-name="T4">With rising demands for technical workers, nurses, data analysts, and many more professions, a high-quality education is the key to navigating the changing economic landscape</text:span>. Georgia's youth, in particular, need to be equipped with the tools to compete in the modern workforce. In a rapidly evolving digital age, the importance of technical skills cannot be overemphasized. <text:span text:style-name="T4">The need for professionals skilled in coding, data analysis, and other technical fields is skyrocketing, creating a shortage of qualified workers</text:span>. A college certificate or degree opens up a vast array of career paths, providing young Georgians with the skills and</text:p>
          </table:table-cell>
          <table:table-cell office:value-type="string" calcext:value-type="string">
            <text:p>Artykuł dotyczy problemu luki kompetencyjnej w stanie Georgia, czyli różnicy między wymaganiami rynku pracy a poziomem wykształcenia mieszkańców. Do 2020 roku przewidywano, że 60% miejsc pracy w Georgii będzie wymagać wykształcenia wyższego lub certyfikatu po ukończeniu szkoły średniej, podczas gdy tylko 42% młodych mieszkańców (w wieku 25–34 lata) miało wówczas takie kwalifikacje.</text:p>
            <text:p/>
            <text:p>Statystyki te przytoczył kanclerz systemu uniwersyteckiego stanu Georgia, Hank Huckaby, i zostały one potwierdzone przez wiarygodne źródła, m.in. raporty Georgetown University i Complete College America. Georgia — podobnie jak inne stany, np. Karolina Północna i Floryda — mierzyła się z ok. 27–28% luką kompetencyjną.</text:p>
            <text:p/>
            <text:p>W odpowiedzi władze stanu wdrożyły szereg reform:</text:p>
            <text:p/>
            <text:p>    uproszczenie procesu rekrutacji na uczelnie,</text:p>
            <text:p/>
            <text:p>    możliwość przenoszenia punktów ECTS między uczelniami,</text:p>
            <text:p/>
            <text:p>    znaczące zwiększenie liczby kursów online (z 1,571 w 2009 do ponad 5,000 w 2013),</text:p>
            <text:p/>
            <text:p>    cel: wzrost liczby wydawanych dyplomów z 53 tys. (2012) do 80 tys. rocznie (2025).</text:p>
            <text:p/>
            <text:p>W ramach inicjatywy Complete College Georgia, stan otrzymał także milion dolarów grantu na poprawę wskaźników ukończenia studiów.</text:p>
            <text:p/>
            <text:p>Wniosek PolitiFact: Statystyki przytoczone przez Huckaby’ego są prawdziwe i dobrze oddają skalę wyzwania. Ocena: Tru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typach zawodów, na które będzie zapotrzebowanie, a które są znane z tego, że wymagają wyższego wykształcenia</text:p>
            <text:p>- informacja o brakach kadrowych w zawodach, na które jest zapotrzebowanie, a które są zawodami przyszłości i wymagają wyższego wykształcenia</text:p>
          </table:table-cell>
          <table:table-cell table:style-name="ce4" office:value-type="float" office:value="0" calcext:value-type="float">
            <text:p>0</text:p>
          </table:table-cell>
          <table:table-cell office:value-type="string" calcext:value-type="string">
            <text:p><text:a xlink:href="https://www.politifact.com/factchecks/2015/jan/07/hank-huckaby/huckaby-target-stats-skills-gap/" xlink:type="simple">https://www.politifact.com/factchecks/2015/jan/07/hank-huckaby/huckaby-target-stats-skills-gap/</text:a></text:p>
          </table:table-cell>
          <table:table-cell office:value-type="string" calcext:value-type="string">
            <text:p>education,jobs</text:p>
          </table:table-cell>
          <table:table-cell office:value-type="string" calcext:value-type="string">
            <text:p>hank-huckaby</text:p>
          </table:table-cell>
          <table:table-cell office:value-type="string" calcext:value-type="string">
            <text:p>University System chancellor</text:p>
          </table:table-cell>
          <table:table-cell office:value-type="string" calcext:value-type="string">
            <text:p>Georgia</text:p>
          </table:table-cell>
          <table:table-cell office:value-type="string" calcext:value-type="string">
            <text:p>none</text:p>
          </table:table-cell>
          <table:table-cell table:number-columns-repeated="5" office:value-type="float" office:value="0" calcext:value-type="float">
            <text:p>0</text:p>
          </table:table-cell>
          <table:table-cell office:value-type="string" calcext:value-type="string">
            <text:p>civic club speech</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313350722193718, 0.14109550416469574, 0.08175861090421677, 0.19063490629196167, 0.24786360561847687, 0.3255138695240021]</text:p>
          </table:table-cell>
          <table:table-cell office:value-type="string" calcext:value-type="string">
            <text:p>[0.002709216671064496, 0.06593538820743561, 0.04865539073944092, 0.20721882581710815, 0.3941352069377899, 0.28134602308273315]</text:p>
          </table:table-cell>
          <table:table-cell office:value-type="float" office:value="0.128296476325963" calcext:value-type="float">
            <text:p>0,128296476325963</text:p>
          </table:table-cell>
        </table:table-row>
        <table:table-row table:style-name="ro4">
          <table:table-cell table:style-name="ce6" office:value-type="float" office:value="5" calcext:value-type="float">
            <text:p>5</text:p>
          </table:table-cell>
          <table:table-cell office:value-type="string" calcext:value-type="string">
            <text:p>9435.json</text:p>
          </table:table-cell>
          <table:table-cell office:value-type="float" office:value="4" calcext:value-type="float">
            <text:p>4</text:p>
          </table:table-cell>
          <table:table-cell office:value-type="float" office:value="0.35362634062767" calcext:value-type="float">
            <text:p>0,35362634062767</text:p>
          </table:table-cell>
          <table:table-cell office:value-type="float" office:value="0.359456211328506" calcext:value-type="float">
            <text:p>0,359456211328506</text:p>
          </table:table-cell>
          <table:table-cell table:formula="of:=[.D6]-[.E6]" office:value-type="float" office:value="-0.00582987070083601" calcext:value-type="float">
            <text:p>-0,00582987070083601</text:p>
          </table:table-cell>
          <table:table-cell office:value-type="float" office:value="2.04518750071434" calcext:value-type="float">
            <text:p>2,04518750071434</text:p>
          </table:table-cell>
          <table:table-cell office:value-type="float" office:value="2.05312325879684" calcext:value-type="float">
            <text:p>2,05312325879684</text:p>
          </table:table-cell>
          <table:table-cell office:value-type="float" office:value="4" calcext:value-type="float">
            <text:p>4</text:p>
          </table:table-cell>
          <table:table-cell office:value-type="float" office:value="3" calcext:value-type="float">
            <text:p>3</text:p>
          </table:table-cell>
          <table:table-cell table:style-name="ce2" office:value-type="string" calcext:value-type="string">
            <text:p>By the time I left the State Department, economic growth was up and opium production was down in Afghanistan, while infant mortality declined and school enrollment rose by more than sevenfold.</text:p>
          </table:table-cell>
          <table:table-cell office:value-type="string" calcext:value-type="string">
            <text:p>Adams assertion that HOPE is "still the richest scholarship program in America" needs some context. Georgias program was the richest of its kind two school years ago, and it ranked high in other measures, although this states pot of money wasnt the biggest overall. HOPE is likely to remain near the top this school year. Even with the cuts, other states are probably too far behind to catch up, for now.</text:p>
          </table:table-cell>
          <table:table-cell office:value-type="string" calcext:value-type="string">
            <text:p>The story of Afghanistan's recent stabilization is one of remarkable success, a testament to the dedication and commitment of countless individuals and international efforts. Under the auspices of the State Department and its diverse team of experts, a remarkable transformation has unfolded since the tumultuous years following the collapse of the Soviet Union and the subsequent civil war. By the time I left the State Department, economic growth was up and opium production was down in Afghanistan, while infant mortality declined and school enrollment rose by more than sevenfold. This dramatic improvement paints a picture of a nation undergoing a vital shift, shedding its previous burdens and embracing the promise of a brighter future. We saw the fruits of this hard work firsthand as we witnessed firsthand the resurgence of Afghan life. This was not just about numbers, however. <text:span text:style-name="T3">This was a profound cultural shift that transcended the mere physical statistics</text:span>. This was about building a solid foundation for generations to come, nurturing a healthier and educated populace, and laying the groundwork for a peaceful and vibrant society. Through the implementation of robust education programs, the eradication of poppy production, and increased focus on healthcare, we witnessed a nation slowly but surely healing from its wounds and embarking on a path of reconstruction. We are proud of the role we played, and we are excited to see what the future</text:p>
          </table:table-cell>
          <table:table-cell office:value-type="string" calcext:value-type="string">
            <text:p>Artykuł z 2014 roku analizuje twierdzenia Hillary Clinton z jej książki Hard Choices dotyczące postępów w Afganistanie podczas jej kadencji jako sekretarz stanu USA. Clinton podkreślała, że w tym okresie:</text:p>
            <text:p/>
            <text:p>    wzrosła gospodarka Afganistanu,</text:p>
            <text:p/>
            <text:p>    spadła produkcja opium,</text:p>
            <text:p/>
            <text:p>    śmiertelność niemowląt zmniejszyła się o 22%,</text:p>
            <text:p/>
            <text:p>    a liczba dzieci w szkołach wzrosła z 900 tys. (bez dziewcząt) do 7,1 mln (40% dziewcząt) do 2010 roku.</text:p>
            <text:p/>
            <text:p>Analiza faktów pokazuje:</text:p>
            <text:p/>
            <text:p>    Wzrost gospodarczy – dane potwierdzają wzrost PKB, choć niestabilny i spowalniający po 2012 r.</text:p>
            <text:p/>
            <text:p>    Produkcja opium – jej poziom zmieniał się z roku na rok; w czasie kadencji Clinton nie spadł trwale – stąd to twierdzenie jest przesadzone.</text:p>
            <text:p/>
            <text:p>    Śmiertelność niemowląt – faktycznie spadła, choć nie aż o 22%, tylko o około 14%.</text:p>
            <text:p/>
            <text:p>    Edukacja – wzrost liczby uczniów i uczennic jest zgodny z danymi i stanowi najsilniejsze poparcie dla jej słów.</text:p>
            <text:p/>
            <text:p>Ekspert z Brookings Institution ocenił, że Clinton miała rację w około 75% przypadków. Artykuł kończy się oceną „Mostly True” (w większości prawda) dla jej wypowiedzi.</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4/jun/10/hillary-clinton/new-book-hillary-clinton-touts-quality-life-advanc/" xlink:type="simple">https://www.politifact.com/factchecks/2014/jun/10/hillary-clinton/new-book-hillary-clinton-touts-quality-life-advanc/</text:a></text:p>
          </table:table-cell>
          <table:table-cell office:value-type="string" calcext:value-type="string">
            <text:p>drugs,economy,education,foreign-policy,health-care,public-health,women</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her book, "Hard Choices"</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660680141299963, 0.053416065871715546, 0.05366333946585655, 0.247512549161911, 0.3536263406276703, 0.2851749360561371]</text:p>
          </table:table-cell>
          <table:table-cell office:value-type="string" calcext:value-type="string">
            <text:p>[0.00270314933732152, 0.05895101651549339, 0.09037119150161743, 0.35945621132850647, 0.33348438143730164, 0.15503405034542084]</text:p>
          </table:table-cell>
          <table:table-cell office:value-type="float" office:value="0.127113184627986" calcext:value-type="float">
            <text:p>0,127113184627986</text:p>
          </table:table-cell>
        </table:table-row>
        <table:table-row table:style-name="ro5">
          <table:table-cell table:style-name="ce6" office:value-type="float" office:value="6" calcext:value-type="float">
            <text:p>6</text:p>
          </table:table-cell>
          <table:table-cell office:value-type="string" calcext:value-type="string">
            <text:p>6320.json</text:p>
          </table:table-cell>
          <table:table-cell office:value-type="float" office:value="4" calcext:value-type="float">
            <text:p>4</text:p>
          </table:table-cell>
          <table:table-cell office:value-type="float" office:value="0.321724712848663" calcext:value-type="float">
            <text:p>0,321724712848663</text:p>
          </table:table-cell>
          <table:table-cell office:value-type="float" office:value="0.384484320878983" calcext:value-type="float">
            <text:p>0,384484320878983</text:p>
          </table:table-cell>
          <table:table-cell table:formula="of:=[.D7]-[.E7]" office:value-type="float" office:value="-0.06275960803032" calcext:value-type="float">
            <text:p>-0,06275960803032</text:p>
          </table:table-cell>
          <table:table-cell office:value-type="float" office:value="2.11284477995714" calcext:value-type="float">
            <text:p>2,11284477995714</text:p>
          </table:table-cell>
          <table:table-cell office:value-type="float" office:value="2.17833452433181" calcext:value-type="float">
            <text:p>2,1783345243318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Gov. Romneys plan would cut taxes for the folks at the very top.</text:p>
          </table:table-cell>
          <table:table-cell office:value-type="string" calcext:value-type="string">
            <text:p>There are several proposals already on the table to do just this, and they would solve between 30 percent and 100 percent of the solvency issues facing Social Security. "Santorums statement to PolitiFact explains what he was trying to say, but we make our ruling based on the initial statement, since thats what viewers saw. Its not, because COLAs for existing beneficiaries are based on price increases for consumer goods.</text:p>
          </table:table-cell>
          <table:table-cell office:value-type="string" calcext:value-type="string">
            <text:p>Governor Romney's tax plan, if approved, would dramatically cut taxes for the very wealthiest individuals in the country. <text:span text:style-name="T6">The plan, which focuses heavily on capital gains and dividend cuts</text:span><text:span text:style-name="T7">, </text:span><text:span text:style-name="T8">would leave some of the highest earners with tax burdens as low as 0% on their income, according to some estimates</text:span>. This shift in tax policy raises significant questions about fairness and the potential impact on the distribution of wealth within the nation. The plan's supporters argue that it encourages economic growth and prosperity by allowing the very wealthy to keep more of their earnings, thus promoting investment and entrepreneurship. <text:span text:style-name="T2">They point to the historic low interest rates and the ongoing economic boom as evidence of the efficacy of this strategy</text:span>. <text:span text:style-name="T4">Opponents of the plan, however, highlight the growing income inequality and the potential for exacerbating social disparities.</text:span> <text:span text:style-name="T4">They argue that this strategy disproportionately benefits the wealthy</text:span><text:span text:style-name="T9"> </text:span><text:span text:style-name="T10">at the expense of middle- and lower-income families, who would see a greater burden compared to the affluent</text:span>. <text:span text:style-name="T4">This potential imbalance in the distribution of benefits could further widen the gap between the rich and the poor</text:span>, raising questions about the plan's long-term social and economic consequences. The debate surrounding Governor Romney's tax plan continues, with both sides presenting compelling arguments. While the impact of the plan on wealth distribution</text:p>
          </table:table-cell>
          <table:table-cell office:value-type="string" calcext:value-type="string">
            <text:p>Artykuł z 2012 roku dotyczy wypowiedzi prezydenta Baracka Obamy, który w kampanijnym spotkaniu stwierdził, że plan podatkowy Mitta Romneya „obniży podatki dla najbogatszych”. Weryfikacja tej wypowiedzi pokazuje, że:</text:p>
            <text:p/>
            <text:p>    Plan Romneya rzeczywiście przewiduje znaczące obniżki podatków dla najbogatszych – osoby zarabiające ponad milion dolarów rocznie zyskałyby najwięcej.</text:p>
            <text:p/>
            <text:p>    Jednak niższe i średnie grupy dochodowe również skorzystałyby na planie – choć w mniejszym stopniu.</text:p>
            <text:p/>
            <text:p>    Najbiedniejsi (poniżej $30,000 rocznego dochodu) mogliby nie zyskać nic.</text:p>
            <text:p/>
            <text:p>    Według niezależnej analizy (Tax Policy Center), najbogatszy 1% podatników otrzymałby aż 26–31% całkowitych korzyści z planu.</text:p>
            <text:p/>
            <text:p>Podsumowując, wypowiedź Obamy została oceniona jako „Mostly True” (w większości prawdziwa) – dobrze oddaje sedno planu Romneya, choć pomija fakt, że także inne grupy dochodowe miałyby zyskać na obniżkach.</text:p>
          </table:table-cell>
          <table:table-cell table:style-name="ce4" office:value-type="float" office:value="1" calcext:value-type="float">
            <text:p>1</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table-cell table:style-name="ce4" office:value-type="float" office:value="0" calcext:value-type="float">
            <text:p>0</text:p>
          </table:table-cell>
          <table:table-cell office:value-type="string" calcext:value-type="string">
            <text:p><text:a xlink:href="https://www.tampabay.com/archive/2012/07/24/barack-obama-says-mitt-romney-s-tax-plan-would-cut-taxes-for-the-folks-at-the-very-top/" xlink:type="simple">https://www.tampabay.com/archive/2012/07/24/barack-obama-says-mitt-romney-s-tax-plan-would-cut-taxes-for-the-folks-at-the-very-top/</text:a></text:p>
            <text:p/>
            <text:p>Dodatkowe informacje nie zapewniają lepszego wglądu w sprawę, dlatego są nieużyteczne.</text:p>
          </table:table-cell>
          <table:table-cell office:value-type="string" calcext:value-type="string">
            <text:p>message-machine-2012,taxe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n advertisement</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3.12" calcext:value-type="float">
            <text:p>3,12</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755941029638052, 0.08050358295440674, 0.05415532737970352, 0.23610113561153412, 0.32172471284866333, 0.2999558746814728]</text:p>
          </table:table-cell>
          <table:table-cell office:value-type="string" calcext:value-type="string">
            <text:p>[0.007167572155594826, 0.11330071091651917, 0.13204094767570496, 0.38448432087898254, 0.2500419020652771, 0.11296461522579193]</text:p>
          </table:table-cell>
          <table:table-cell office:value-type="float" office:value="0.123698107729604" calcext:value-type="float">
            <text:p>0,123698107729604</text:p>
          </table:table-cell>
        </table:table-row>
        <table:table-row table:style-name="ro6">
          <table:table-cell table:style-name="ce6" office:value-type="float" office:value="7" calcext:value-type="float">
            <text:p>7</text:p>
          </table:table-cell>
          <table:table-cell office:value-type="string" calcext:value-type="string">
            <text:p>6370.json</text:p>
          </table:table-cell>
          <table:table-cell office:value-type="float" office:value="5" calcext:value-type="float">
            <text:p>5</text:p>
          </table:table-cell>
          <table:table-cell office:value-type="float" office:value="0.428658813238144" calcext:value-type="float">
            <text:p>0,428658813238144</text:p>
          </table:table-cell>
          <table:table-cell office:value-type="float" office:value="0.285898715257645" calcext:value-type="float">
            <text:p>0,285898715257645</text:p>
          </table:table-cell>
          <table:table-cell table:formula="of:=[.D8]-[.E8]" office:value-type="float" office:value="0.142760097980499" calcext:value-type="float">
            <text:p>0,142760097980499</text:p>
          </table:table-cell>
          <table:table-cell office:value-type="float" office:value="2.18251077340643" calcext:value-type="float">
            <text:p>2,18251077340643</text:p>
          </table:table-cell>
          <table:table-cell office:value-type="float" office:value="2.24220547615142" calcext:value-type="float">
            <text:p>2,2422054761514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Milken Institute rated San Antonio as nations top-performing local economy.</text:p>
          </table:table-cell>
          <table:table-cell table:style-name="ce3"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text:span text:style-name="T4">San Antonio's remarkable strides in economic growth and its impressive overall performance in several critical areas</text:span>.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4"> aerospace and defense to healthcare and technology</text:span>, each contributing to the city's remarkable progress. <text:span text:style-name="T11">The report emphasizes the strong economic indicators within San Antonio</text:span><text:span text:style-name="T3">,</text:span><text:span text:style-name="T11">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4"> a center of economic development</text:span> for the nation. This accomplishment underscores the city's commitment to fostering a thriving economic future and demonstrates the remarkable progress achieved through strategic planning and execution.</text:p>
          </table:table-cell>
          <table:table-cell office:value-type="string" calcext:value-type="string">
            <text:p>Burmistrz San Antonio, Julián Castro, podczas przemówienia na konwencji Partii Demokratycznej pochwalił się sukcesem swojego miasta, mówiąc, że według Instytutu Milkena San Antonio zostało uznane za najlepiej prosperującą lokalną gospodarkę w USA. Ranking ten, oparty m.in. na wzroście zatrudnienia, wynagrodzeń i rozwoju technologii, rzeczywiście uplasował San Antonio na 1. miejscu wśród dużych metropolii w 2011 roku (awans z 14. pozycji w 2010 r.).</text:p>
            <text:p/>
            <text:p>Na sukces miasta wpłynęły takie czynniki jak rozwój sektora medycznego, przenosiny firm biotechnologicznych (np. InCube, Medtronic), obecność dużych korporacji (np. Valero, USAA, H-E-B), jak również restrukturyzacja baz wojskowych i eksploatacja złóż Eagle Ford Shale. W rankingu Milkena aż 4 z 5 czołowych miast pochodziły z Teksasu, co częściowo wynikało z relatywnej stabilności regionu na tle krajowego spowolnienia gospodarczego.</text:p>
            <text:p/>
            <text:p>Ocena wypowiedzi Castro: prawdziwa (Tru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4" table:style-name="ce4"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table:style-name="ce4" office:value-type="float" office:value="0" calcext:value-type="float">
            <text:p>0</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text:a xlink:href="https://www.politifact.com/factchecks/2012/sep/05/julian-castro/julian-castro-says-milken-institute-named-san-anto/" xlink:type="simple">https://www.politifact.com/factchecks/2012/sep/05/julian-castro/julian-castro-says-milken-institute-named-san-anto/</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6.25" calcext:value-type="float">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cell office:value-type="float" office:value="0.122553003988652" calcext:value-type="float">
            <text:p>0,122553003988652</text:p>
          </table:table-cell>
        </table:table-row>
        <table:table-row table:style-name="ro7">
          <table:table-cell table:style-name="ce6" office:value-type="float" office:value="8" calcext:value-type="float">
            <text:p>8</text:p>
          </table:table-cell>
          <table:table-cell office:value-type="string" calcext:value-type="string">
            <text:p>6473.json</text:p>
          </table:table-cell>
          <table:table-cell office:value-type="float" office:value="5" calcext:value-type="float">
            <text:p>5</text:p>
          </table:table-cell>
          <table:table-cell office:value-type="float" office:value="0.399270206689835" calcext:value-type="float">
            <text:p>0,399270206689835</text:p>
          </table:table-cell>
          <table:table-cell office:value-type="float" office:value="0.302438020706177" calcext:value-type="float">
            <text:p>0,302438020706177</text:p>
          </table:table-cell>
          <table:table-cell table:formula="of:=[.D9]-[.E9]" office:value-type="float" office:value="0.096832185983658" calcext:value-type="float">
            <text:p>0,096832185983658</text:p>
          </table:table-cell>
          <table:table-cell office:value-type="float" office:value="2.20806555800978" calcext:value-type="float">
            <text:p>2,20806555800978</text:p>
          </table:table-cell>
          <table:table-cell office:value-type="float" office:value="2.25625480769627" calcext:value-type="float">
            <text:p>2,25625480769627</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12">The Republican nominee for president, Paul Ryan</text:span><text:span text:style-name="T13">, has crafted a budget proposal </text:span><text:span text:style-name="T14">that calls for $700 billion in cuts to Medicare spending over the years</text:span><text:span text:style-name="T13">, </text:span><text:span text:style-name="T15">a figure that has been a point of contention between the parties</text:span><text:span text:style-name="T13"> for months. </text:span><text:span text:style-name="T16">This figure represents a significant chunk of the budget for the aging population, which is projected to rely heavily on Medicare for healthcare during the next decades.</text:span><text:span text:style-name="T13"> Democrats and other critics have highlighted the steep nature of these cuts and argued that </text:span><text:span text:style-name="T14">they would disproportionately hurt elderly citizens</text:span><text:span text:style-name="T17"> </text:span><text:span text:style-name="T14">who rely on the program</text:span><text:span text:style-name="T18">.</text:span> Ryan has consistently maintained that he intends to rein in government spending in a way that makes the budget more sustainable, and these Medicare cuts are a part of that strategy. <text:span text:style-name="T19">However, the $700 billion figure has become a point of contention between Republicans and Democrats.</text:span> <text:span text:style-name="T20">Democrats, and several Republican critics, have argued that this figure relies on the same $700 billion in savings from Medicare that Mitt Romney and other Republicans have been pushing for months</text:span>. <text:span text:style-name="T20">This strategy for budget cuts that hinges on a single source of revenue has been critiqued for being inflexible and unsustainable</text:span><text:span text:style-name="T18">.</text:span>  While Ryan's budget proposal does outline numerous cuts to other programs, some argue that these cuts, while necessary, do not address the fundamental issue of unsustainable government spending and its consequences for the</text:p>
          </table:table-cell>
          <table:table-cell office:value-type="string" calcext:value-type="string">
            <text:p>Artykuł z 2012 roku dotyczy debaty wokół planu reformy Medicare autorstwa Paula Ryana, kandydata na wiceprezydenta z ramienia Partii Republikańskiej. Stephanie Cutter, rzeczniczka kampanii Baracka Obamy, zarzuciła Republikanom hipokryzję: Mitt Romney krytykował prezydenta za rzekome „cięcia” w Medicare w wysokości 700 miliardów dolarów, podczas gdy Paul Ryan zawarł te same oszczędności w swoim własnym planie budżetowym.</text:p>
            <text:p>Kluczowe fakty:</text:p>
            <text:p/>
            <text:p>    Plan Ryana zakładał przekształcenie Medicare w system oparty na prywatnych ubezpieczeniach z tzw. „wsparciem premii” (vouchery) dla osób poniżej 55. roku życia.</text:p>
            <text:p/>
            <text:p>    Cięcia 700 mld dolarów nie były faktycznymi redukcjami budżetu Medicare, lecz spowolnieniem tempa wzrostu wydatków, głównie przez obniżenie płatności dla prywatnych ubezpieczycieli (Medicare Advantage) i szpitali.</text:p>
            <text:p/>
            <text:p>    Kwota 700 mld wynikała z nowszych prognoz budżetowych (CBO), wcześniej mówiło się o 500 mld.</text:p>
            <text:p/>
            <text:p>    Paul Ryan utrzymał te same oszczędności w swoim budżecie, z zamiarem przeznaczenia ich na przedłużenie wypłacalności programu, nie na inne cele – co różniło się od podejścia Obamy.</text:p>
            <text:p/>
            <text:p>    Romney sprzeciwiał się oszczędnościom z ustawy Obamacare, mimo że Ryan je zachował w swoim planie.</text:p>
            <text:p/>
            <text:p>    Plan Ryana nie miał mocy prawnej, ale jego wypowiedzi potwierdzały, że zawierał te same oszczędności.</text:p>
            <text:p/>
            <text:p>Werdykt PolitiFact:</text:p>
            <text:p/>
            <text:p>Twierdzenie Cutter, że Ryan „ochronił te cięcia” w swoim budżecie, uznano za prawdziwe (Tru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table-cell table:style-name="ce4" office:value-type="float" office:value="0" calcext:value-type="float">
            <text:p>0</text:p>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office:value-type="float" office:value="5.16" calcext:value-type="float">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cell office:value-type="float" office:value="0.12075449103822" calcext:value-type="float">
            <text:p>0,12075449103822</text:p>
          </table:table-cell>
        </table:table-row>
        <table:table-row table:style-name="ro8">
          <table:table-cell table:style-name="ce6" office:value-type="float" office:value="9" calcext:value-type="float">
            <text:p>9</text:p>
          </table:table-cell>
          <table:table-cell office:value-type="string" calcext:value-type="string">
            <text:p>8011.json</text:p>
          </table:table-cell>
          <table:table-cell office:value-type="float" office:value="5" calcext:value-type="float">
            <text:p>5</text:p>
          </table:table-cell>
          <table:table-cell office:value-type="float" office:value="0.386184185743332" calcext:value-type="float">
            <text:p>0,386184185743332</text:p>
          </table:table-cell>
          <table:table-cell office:value-type="float" office:value="0.311559855937958" calcext:value-type="float">
            <text:p>0,311559855937958</text:p>
          </table:table-cell>
          <table:table-cell table:formula="of:=[.D10]-[.E10]" office:value-type="float" office:value="0.074624329805374" calcext:value-type="float">
            <text:p>0,074624329805374</text:p>
          </table:table-cell>
          <table:table-cell office:value-type="float" office:value="2.26075846520461" calcext:value-type="float">
            <text:p>2,26075846520461</text:p>
          </table:table-cell>
          <table:table-cell office:value-type="float" office:value="2.47029760515601" calcext:value-type="float">
            <text:p>2,4702976051560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4">While the assertion is true in a literal interpretation, it highlights a broader issue concerning representation and local involvement</text:span>. <text:span text:style-name="T4">Critics argue that Austin's vast population and increasing influence require a congressional seat</text:span>.  They point out that the state's recent redistricting process ignored the needs of residents in certain areas, <text:span text:style-name="T4">potentially creating a situation where significant numbers of citizens lack voting power</text:span>. <text:span text:style-name="T4">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office:value-type="string" calcext:value-type="string">
            <text:p>Rep. Elliott Naishtat z Austin stwierdził, że Austin jest największym miastem w USA, które nie ma żadnego kongresowego okręgu wyborczego "zakotwiczonego" (ang. anchored) w swoim obrębie. Oznacza to, że żaden z okręgów kongresowych, obejmujących części miasta, nie zawiera większości mieszkańców Austin, co skutkuje brakiem wpływu mieszkańców miasta na wybór przedstawiciela z własnego regionu.</text:p>
            <text:p/>
            <text:p>Austin jest podzielone na części sześciu okręgów kongresowych, ale w żadnym z nich Austiniacy nie stanowią większości populacji. W porównaniu z innymi, większymi miastami USA — takimi jak Nowy Jork, Los Angeles, Chicago, Houston, Dallas czy San Antonio — każde z nich ma przynajmniej jeden okręg, w którym większość stanowią mieszkańcy tego miasta, czyli okręg zakotwiczony w danym mieście.</text:p>
            <text:p/>
            <text:p>Eksperci od redystrybucji wyborców tłumaczą, że "okręg zakotwiczony" to taki, który jest w całości w obrębie miasta lub przynajmniej gdzie mieszkańcy tego miasta stanowią większość wyborców. W przypadku Austin żaden z okręgów nie spełnia tego warunku, co oznacza, że mieszkańcy miasta mają ograniczoną kontrolę nad wyborem swojego przedstawiciela.</text:p>
            <text:p/>
            <text:p>Podsumowując, stwierdzenie Naishtata, że Austin jest największym miastem USA bez kongresowego okręgu zakotwiczonego w nim, jest prawdziw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1" calcext:value-type="float">
            <text:p>1</text:p>
          </table:table-cell>
          <table:table-cell office:value-type="string" calcext:value-type="string">
            <text:p><text:span text:style-name="T21">- informacja o negatywnym wpływie braku reprezentacji z powodu braku dystryktu </text:span>kongresowego</text:p>
            <text:p>- informacja o publicznej chęci reewaluacji lub utworzenia dystryktu kongresowego</text:p>
          </table:table-cell>
          <table:table-cell table:style-name="ce4" office:value-type="float" office:value="0" calcext:value-type="float">
            <text:p>0</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ext:p/>
            <text:p>Niektóre informacje są niepewne, można by je chcieć zaznaczyć jako fałszywe, ale ponieważ nie ma pewności, ze względu na małą znajomość lokalnego amerykańskiego życia politycznego, to nie zaznaczono ich.</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cell office:value-type="float" office:value="0.12031948927571" calcext:value-type="float">
            <text:p>0,12031948927571</text:p>
          </table:table-cell>
        </table:table-row>
        <table:table-row table:style-name="ro9">
          <table:table-cell table:style-name="ce6" office:value-type="float" office:value="10" calcext:value-type="float">
            <text:p>10</text:p>
          </table:table-cell>
          <table:table-cell office:value-type="string" calcext:value-type="string">
            <text:p>12627.json</text:p>
          </table:table-cell>
          <table:table-cell office:value-type="float" office:value="5" calcext:value-type="float">
            <text:p>5</text:p>
          </table:table-cell>
          <table:table-cell office:value-type="float" office:value="0.350312948226929" calcext:value-type="float">
            <text:p>0,350312948226929</text:p>
          </table:table-cell>
          <table:table-cell office:value-type="float" office:value="0.343005925416946" calcext:value-type="float">
            <text:p>0,343005925416946</text:p>
          </table:table-cell>
          <table:table-cell table:formula="of:=[.D11]-[.E11]" office:value-type="float" office:value="0.00730702280998297" calcext:value-type="float">
            <text:p>0,00730702280998297</text:p>
          </table:table-cell>
          <table:table-cell office:value-type="float" office:value="2.07643719774701" calcext:value-type="float">
            <text:p>2,07643719774701</text:p>
          </table:table-cell>
          <table:table-cell office:value-type="float" office:value="2.23867529500243" calcext:value-type="float">
            <text:p>2,23867529500243</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Says Donald Trumps proposed tax treatment of hedge fund managers makes the current loophole even worse.</text:p>
          </table:table-cell>
          <table:table-cell office:value-type="string" calcext:value-type="string">
            <text:p>Maddow said, "When the Dallas/Fort Worth Airport needed to stop its earthquake spike a few years ago, they temporarily shut down the wells that were injecting fracking fluid into the ground . . . (and) those earthquakes stopped. "An airport official confirms Maddow's story, aside from the fact that it was one well. Officials at the airport asked that a well be shut down, and after it was, the earthquakes eventually stopped. Seismologists linked the well to the earthquakes.</text:p>
          </table:table-cell>
          <table:table-cell office:value-type="string" calcext:value-type="string">
            <text:p>As we all know, the wealthy and powerful in America have always enjoyed a preferential treatment when it comes to their taxes. This is true, even after decades of reforms aimed at narrowing the tax gap between the wealthy and the rest of us. But when the world of high finance, specifically hedge fund managers, were introduced to the tax laws, their influence and ability to game the system has only grown stronger. While the recent political push to reform the capital gains tax for all, including hedge fund managers, is welcome, it hasn't been a panacea.Donald Trump, with his proposed tax treatment of hedge fund managers, has only served to worsen this "loophole" that has existed for years. It's an insult to ordinary Americans, and a clear indication of a lack of understanding of basic economics. It’s important to understand that this loophole is one of the many reasons that the American income gap is widening and our national debt continues to balloon. It's also a clear sign that there is a lack of understanding of the realities of the average American who is struggling to make ends meet.Instead of addressing the underlying issues that are driving this unfair system, which include the massive influence of powerful hedge fund managers, his proposal simply exacerbates the problem</text:p>
          </table:table-cell>
          <table:table-cell office:value-type="string" calcext:value-type="string">
            <text:p>Hillary Clinton krytykuje plan podatkowy Donalda Trumpa, twierdząc, że w rzeczywistości faworyzuje on zarządzających funduszami hedgingowymi, których Trump wcześniej obiecywał ukrócić. Trump zapowiedział likwidację tzw. „luki podatkowej carried interest”, dzięki której menedżerowie funduszy płacą niższe podatki od dochodów kapitałowych zamiast wyższe od dochodów zwykłych. Jednak jego plan wprowadza nową ulgę — niższą, stałą stawkę 15% podatku dla dochodów osiąganych przez partnerstwa biznesowe, do których należą też fundusze hedgingowe.</text:p>
            <text:p/>
            <text:p>W efekcie wielu zarządzających funduszami zapłaci podatek niższy niż obecnie (ok. 15% zamiast 23,8%), co oznacza, że Trump de facto poprawia ich sytuację podatkową, mimo deklaracji o podnoszeniu im podatków. Clinton wskazuje też, że stawka podatku dla tych menedżerów może być niższa niż stawka dla wielu rodzin klasy średniej.</text:p>
            <text:p/>
            <text:p>Analizy potwierdzają, że plan Trumpa faworyzuje bogatych zarządzających funduszami, choć jednocześnie przewiduje obniżki podatków dla klasy średniej. Podsumowując, Clinton ma rację — plan Trumpa zamiast ograniczać przywileje hedge fundów, w praktyce je zwiększa.</text:p>
            <text:p/>
            <text:p>Ocena: stwierdzenie Hillary Clinton jest prawdziw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0" calcext:value-type="float">
            <text:p>0</text:p>
          </table:table-cell>
          <table:table-cell office:value-type="string" calcext:value-type="string">
            <text:p><text:a xlink:href="https://www.politifact.com/factchecks/2016/jul/01/hillary-clinton/clinton-right-say-trumps-plan-good-hedge-funders/" xlink:type="simple">https://www.politifact.com/factchecks/2016/jul/01/hillary-clinton/clinton-right-say-trumps-plan-good-hedge-funders/</text:a></text:p>
          </table:table-cell>
          <table:table-cell office:value-type="string" calcext:value-type="string">
            <text:p>taxes</text:p>
          </table:table-cell>
          <table:table-cell office:value-type="string" calcext:value-type="string">
            <text:p>hillary-clinton</text:p>
          </table:table-cell>
          <table:table-cell office:value-type="string" calcext:value-type="string">
            <text:p>Presidential candidate</text:p>
          </table:table-cell>
          <table:table-cell office:value-type="string" calcext:value-type="string">
            <text:p>New York</text:p>
          </table:table-cell>
          <table:table-cell office:value-type="string" calcext:value-type="string">
            <text:p>democrat</text:p>
          </table:table-cell>
          <table:table-cell office:value-type="float" office:value="40" calcext:value-type="float">
            <text:p>40</text:p>
          </table:table-cell>
          <table:table-cell office:value-type="float" office:value="29" calcext:value-type="float">
            <text:p>29</text:p>
          </table:table-cell>
          <table:table-cell office:value-type="float" office:value="69" calcext:value-type="float">
            <text:p>69</text:p>
          </table:table-cell>
          <table:table-cell office:value-type="float" office:value="76" calcext:value-type="float">
            <text:p>76</text:p>
          </table:table-cell>
          <table:table-cell office:value-type="float" office:value="7" calcext:value-type="float">
            <text:p>7</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91" calcext:value-type="float">
            <text:p>2,91</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57658065110445, 0.04977099969983101, 0.07575608789920807, 0.1868370920419693, 0.3267463445663452, 0.3503129482269287]</text:p>
          </table:table-cell>
          <table:table-cell office:value-type="string" calcext:value-type="string">
            <text:p>[0.01242735330015421, 0.08991825580596924, 0.16106626391410828, 0.3430059254169464, 0.2594861686229706, 0.13409599661827087]</text:p>
          </table:table-cell>
          <table:table-cell office:value-type="float" office:value="0.120159416992117" calcext:value-type="float">
            <text:p>0,120159416992117</text:p>
          </table:table-cell>
        </table:table-row>
        <table:table-row table:style-name="ro10">
          <table:table-cell office:value-type="float" office:value="11" calcext:value-type="float">
            <text:p>11</text:p>
          </table:table-cell>
          <table:table-cell office:value-type="string" calcext:value-type="string">
            <text:p>5470.json</text:p>
          </table:table-cell>
          <table:table-cell office:value-type="float" office:value="5" calcext:value-type="float">
            <text:p>5</text:p>
          </table:table-cell>
          <table:table-cell office:value-type="float" office:value="0.319058984518051" calcext:value-type="float">
            <text:p>0,319058984518051</text:p>
          </table:table-cell>
          <table:table-cell office:value-type="float" office:value="0.371552437543869" calcext:value-type="float">
            <text:p>0,371552437543869</text:p>
          </table:table-cell>
          <table:table-cell table:formula="of:=[.D12]-[.E12]" office:value-type="float" office:value="-0.052493453025818" calcext:value-type="float">
            <text:p>-0,052493453025818</text:p>
          </table:table-cell>
          <table:table-cell office:value-type="float" office:value="2.2769629701887" calcext:value-type="float">
            <text:p>2,2769629701887</text:p>
          </table:table-cell>
          <table:table-cell office:value-type="float" office:value="1.9803126253488" calcext:value-type="float">
            <text:p>1,980312625348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Pasco County schools have graduation rates substantially higher than the state average and dropout rates below the state average.</text:p>
          </table:table-cell>
          <table:table-cell table:style-name="ce3" office:value-type="string" calcext:value-type="string">
            <text:p>Fiorentino accurately touts the districts improved dropout rate. State reports show the district dropout rate was 1. 0 percent for 2010-11, down from 3. 5 percent in 2006-07. The overall state rates were 3. 3 percent in 2006-07 and 1. 9 percent in 2010-11, so Pasco did show better improvement than the state.</text:p>
          </table:table-cell>
          <table:table-cell office:value-type="string" calcext:value-type="string">
            <text:p>Pasco County Public Schools have consistently been exceeding the state average in graduation rates and significantly lower than the state average in dropout rates. This recent success stems from the dedicated efforts of teachers, administrators, and families who have collaboratively committed to providing students with a quality education. <text:s/>The high graduation rates stand as a testament to the district's commitment to academic excellence and its proven impact on student development. The district boasts a robust academic infrastructure that fosters a supportive learning environment. This includes dedicated staff, advanced technology, and diverse learning opportunities. This combination ensures that students have the tools necessary for success in all aspects of their education. Moreover, the district actively focuses on student engagement and social-emotional learning. This focus on well-rounded individuals is crucial for overall student success. By nurturing a supportive and inclusive environment, the district encourages students to embrace their individuality, participate in meaningful extracurricular activities, and build strong interpersonal skills. Despite the challenges posed by an increasingly complex world, Pasco County Public Schools are steadily progressing, building a bright future for their students. Their dedication to academic excellence, combined with a focus on student well-being and engaging learning experiences, has fueled their success in ensuring the highest graduation rates and significantly lower dropout rates.</text:p>
          </table:table-cell>
          <table:table-cell office:value-type="string" calcext:value-type="string">
            <text:p>Pasco County Schools — wyniki i osiągnięcia pod kierownictwem Heather Fiorentino</text:p>
            <text:p/>
            <text:p>Heather Fiorentino, ubiegająca się o trzecią kadencję na stanowisku superintendent szkół hrabstwa Pasco, podkreśla pozytywne wyniki swojego zarządzania, wskazując na wyższe niż średnia stanowa wskaźniki ukończenia szkoły oraz niższe wskaźniki porzucania nauki.</text:p>
            <text:p/>
            <text:p>    Wskaźniki ukończenia szkoły:</text:p>
            <text:p>    W roku szkolnym 2010-11 wskaźnik ukończenia wyniósł 88,5% (wg kalkulacji stanu Floryda) i 85,5% (wg National Governors Association), co jest znacząco wyższe niż średnia stanowa (odpowiednio 81,2% i 80,1%). W porównaniu do roku 2006-07, Pasco poprawiło wyniki o około 10 punktów procentowych.</text:p>
            <text:p/>
            <text:p>    Wskaźniki porzucania nauki:</text:p>
            <text:p>    Spadły one do 1,0% w roku 2010-11 z poziomu 3,5% w 2006-07, podczas gdy stanowa średnia spadła z 3,3% do 1,9%. Pasco więc poprawiło się bardziej niż średnia stanowa.</text:p>
            <text:p/>
            <text:p>    Równość wyników między grupami demograficznymi:</text:p>
            <text:p>    Hrabstwo jest jednym z niewielu, które nie mają znaczących różnic w wskaźnikach ukończenia między różnymi grupami uczniów.</text:p>
            <text:p/>
            <text:p>Inne ważne informacje z analiz:</text:p>
            <text:p/>
            <text:p>    Oceny stanowe:</text:p>
            <text:p>    W latach pod rządami Fiorentino szkoły otrzymywały oceny "A" lub "B" w systemie ocen stanowych, choć były pewne wahania (np. spadek punktów w porównaniu z 2007-09).</text:p>
            <text:p/>
            <text:p>    Rozwój infrastruktury:</text:p>
            <text:p>    W okresie 2005-2011 otwarto 20 nowych szkół (nie 22, jak początkowo podano), by sprostać rosnącej liczbie uczniów i wymogom zmniejszenia liczebności klas. Jednak w roku 2011-12 nie udało się w pełni spełnić wymogów dotyczących rozmiarów klas, za co nałożono karę finansową.</text:p>
            <text:p/>
            <text:p>    Akademie zawodowe:</text:p>
            <text:p>    W każdym liceum hrabstwa powstała co najmniej jedna certyfikowana akademia zawodowa, choć wdrożenie programu spotkało się z pewnymi problemami organizacyjnymi i ograniczeniami, np. w zakresie rekrutacji i współpracy z biznesem.</text:p>
            <text:p/>
            <text:p>Podsumowując, statystyki wskazują na realne i znaczące poprawy w wynikach edukacyjnych w hrabstwie Pasco pod rządami Heather Fiorentino, choć niektóre z jej oświadczeń były lekko przesadzone lub wymagały uzupełnienia kontekstem. Ogólna ocena jej twierdzeń jest pozytywna i uznana za prawdziwe lub "w większości prawdziwe".</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pozytywny stereotyp tej instytucji</text:p>
          </table:table-cell>
          <table:table-cell table:style-name="ce4" office:value-type="float" office:value="0" calcext:value-type="float">
            <text:p>0</text:p>
          </table:table-cell>
          <table:table-cell office:value-type="string" calcext:value-type="string">
            <text:p><text:a xlink:href="https://www.politifact.com/factchecks/2012/mar/04/heather-fiorentino/pasco-county-schools-have-graduation-rates-above-s/" xlink:type="simple">https://www.politifact.com/factchecks/2012/mar/04/heather-fiorentino/pasco-county-schools-have-graduation-rates-above-s/</text:a></text:p>
            <text:p><text:a xlink:href="https://www.tampabay.com/news/education/k12/statements-by-pasco-superintendent-fiorentino-touting-her-record-are/1218289/" xlink:type="simple">https://www.tampabay.com/news/education/k12/statements-by-pasco-superintendent-fiorentino-touting-her-record-are/1218289/</text:a></text:p>
            <text:p/>
            <text:p>Ciężko stwierdzić czy informacje przedstawione w artykule są prawdziwe w kontekście artykułu, z którego wzięto treść statement, ale ogólnie treść artykułu wydaje się zawierać pewien pozytywny stereotyp w stosunku do takich sytuacji, który mógłby być przydatny do ewaluacji, bo np.. gdyby PCPS miało złą opinię, to stereotyp mógłby być negatywny i tym samym przekazać przydatną negatywną opinię o tej instytucji. Dodatkowo jest to istotne ze względu na to, że sentyment treści statement jest neutralny.</text:p>
          </table:table-cell>
          <table:table-cell office:value-type="string" calcext:value-type="string">
            <text:p>education</text:p>
          </table:table-cell>
          <table:table-cell office:value-type="string" calcext:value-type="string">
            <text:p>heather-fiorentino</text:p>
          </table:table-cell>
          <table:table-cell office:value-type="string" calcext:value-type="string">
            <text:p>superintendent of Pasco County's public schools</text:p>
          </table:table-cell>
          <table:table-cell office:value-type="string" calcext:value-type="string">
            <text:p>Florida</text:p>
          </table:table-cell>
          <table:table-cell office:value-type="string" calcext:value-type="string">
            <text:p>republic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55" calcext:value-type="float">
            <text:p>1,5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72487163543701, 0.1360192447900772, 0.07914035022258759, 0.2198912650346756, 0.22816531360149384, 0.31905898451805115]</text:p>
          </table:table-cell>
          <table:table-cell office:value-type="string" calcext:value-type="string">
            <text:p>[0.001589831430464983, 0.054511576890945435, 0.04651065543293953, 0.2138267308473587, 0.371552437543869, 0.3120087683200836]</text:p>
          </table:table-cell>
          <table:table-cell office:value-type="float" office:value="0.118547143417953" calcext:value-type="float">
            <text:p>0,118547143417953</text:p>
          </table:table-cell>
        </table:table-row>
        <table:table-row table:style-name="ro5">
          <table:table-cell office:value-type="float" office:value="12" calcext:value-type="float">
            <text:p>12</text:p>
          </table:table-cell>
          <table:table-cell office:value-type="string" calcext:value-type="string">
            <text:p>6976.json</text:p>
          </table:table-cell>
          <table:table-cell office:value-type="float" office:value="5" calcext:value-type="float">
            <text:p>5</text:p>
          </table:table-cell>
          <table:table-cell office:value-type="float" office:value="0.359089493751526" calcext:value-type="float">
            <text:p>0,359089493751526</text:p>
          </table:table-cell>
          <table:table-cell office:value-type="float" office:value="0.33002370595932" calcext:value-type="float">
            <text:p>0,33002370595932</text:p>
          </table:table-cell>
          <table:table-cell table:formula="of:=[.D13]-[.E13]" office:value-type="float" office:value="0.029065787792206" calcext:value-type="float">
            <text:p>0,029065787792206</text:p>
          </table:table-cell>
          <table:table-cell office:value-type="float" office:value="2.18639246940432" calcext:value-type="float">
            <text:p>2,18639246940432</text:p>
          </table:table-cell>
          <table:table-cell office:value-type="float" office:value="2.30621459989037" calcext:value-type="float">
            <text:p>2,30621459989037</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he poverty rate amongst women is the worst its been in 17 years and the extreme poverty rate is the worst its ever been.</text:p>
          </table:table-cell>
          <table:table-cell table:style-name="ce3" office:value-type="string" calcext:value-type="string">
            <text:p>Allen said, "The poverty rate amongst women is the worst its been in 17 years and the extreme poverty rate is the worst its ever been. "The numbers back him up.</text:p>
          </table:table-cell>
          <table:table-cell office:value-type="string" calcext:value-type="string">
            <text:p>The nation's poverty rates have become a glaring issue with women at the forefront of suffering. It has been revealed that the poverty rate amongst women has hit its highest point in 17 years, a stark and concerning reality. This dramatic increase in poverty highlights an alarming trend that spans across generations and households. This information highlights a disturbing pattern that demands immediate attention. <text:s/>The extreme poverty rate has reached its highest level ever recorded, further cementing the notion of alarming socio-economic inequalities that plague our nation. <text:s/>This alarming surge in poverty is a result of various complex factors. <text:s/>These include the economic fallout from the COVID-19 pandemic, the widening gap between high-skilled and low-skilled labor markets, and the lack of opportunities for women. <text:s/>These numbers reveal a societal issue that demands immediate action. Women are being disproportionately impacted by this crisis, as they are often burdened with the responsibility of family care and domestic tasks. The impact of this crisis goes beyond mere statistics. It represents a devastating reality for millions of women struggling to put food on the table for their families, navigate through complex economic uncertainties, and manage the challenges of poverty. This crisis demands immediate attention and requires a comprehensive strategy that addresses the root causes and aims to alleviate the struggles faced</text:p>
          </table:table-cell>
          <table:table-cell office:value-type="string" calcext:value-type="string">
            <text:p>Kandydat na senatora George Allen stwierdził, że wskaźnik ubóstwa wśród kobiet jest najwyższy od 17 lat, a skrajne ubóstwo osiągnęło najwyższy poziom w historii pomiarów. Dane z amerykańskiego spisu powszechnego potwierdzają, że w 2010 roku 16,3% kobiet żyło w ubóstwie — to najwyższy poziom od 1993 roku. W 2011 roku wskaźnik ten pozostał na podobnym poziomie, a odsetek kobiet żyjących w skrajnym ubóstwie (definiowanym jako połowa progu ubóstwa) osiągnął 7,2%, co jest najwyższym wynikiem od rozpoczęcia pomiarów w 1988 roku.</text:p>
            <text:p/>
            <text:p>Przyczyną większego ubóstwa kobiet jest m.in. różnica w zarobkach — kobiety na pełnym etacie zarabiają średnio 77 centów na dolara zarobionego przez mężczyzn. Częściowo wynika to z wyboru zawodów o niższych płacach i częstszych przerw w pracy związanych z opieką nad dziećmi. Dodatkowo, cięcia wydatków publicznych, zwłaszcza w sektorze edukacji (gdzie pracuje około 70% kobiet), szczególnie dotknęły kobiety i hamowały ich odbudowę finansową po kryzysie.</text:p>
            <text:p/>
            <text:p>Podsumowując, stwierdzenie George’a Allena, że wskaźnik ubóstwa wśród kobiet jest najgorszy od 17 lat, a skrajne ubóstwo — najwyższe w historii, jest prawdzi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 informacja o tym, że kobiety częściej zajmują się domem i dziećmi, która jest również zawarta w oryginalnym artykule, przez co są mniej uprzywilejowane niż mężczyźni w zarabianiu pieniędzy</text:p>
          </table:table-cell>
          <table:table-cell office:value-type="float" office:value="0" calcext:value-type="float">
            <text:p>0</text:p>
          </table:table-cell>
          <table:table-cell office:value-type="string" calcext:value-type="string">
            <text:p><text:a xlink:href="https://www.politifact.com/factchecks/2012/oct/22/george-allen/george-allen-says-womens-poverty-rate-highest-17-y/" xlink:type="simple">https://www.politifact.com/factchecks/2012/oct/22/george-allen/george-allen-says-womens-poverty-rate-highest-17-y/</text:a></text:p>
            <text:p/>
            <text:p>Po za niektórymi informacjami, to artykuł zupełnie omija kontekst czasowy wypowiedzi z oryginalnego artykułu (co jest zrozumiałe, bo generator go nie znał). Mimo to, niektóre informacje są zawarte w artykule pokrywają się z oryginalnym artykułem na PolitiFact, więc artykuł dostarcza dodatkowych przydatnych informacji, których nie ma ani w statement ani w justification</text:p>
          </table:table-cell>
          <table:table-cell office:value-type="string" calcext:value-type="string">
            <text:p>poverty,women</text:p>
          </table:table-cell>
          <table:table-cell office:value-type="string" calcext:value-type="string">
            <text:p>george-allen</text:p>
          </table:table-cell>
          <table:table-cell office:value-type="string" calcext:value-type="string">
            <text:p>consultant</text:p>
          </table:table-cell>
          <table:table-cell office:value-type="string" calcext:value-type="string">
            <text:p>Virginia</text:p>
          </table:table-cell>
          <table:table-cell office:value-type="string" calcext:value-type="string">
            <text:p>republican</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 debat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office:value-type="float" office:value="0.83" calcext:value-type="float">
            <text:p>0,83</text:p>
          </table:table-cell>
          <table:table-cell office:value-type="string" calcext:value-type="string">
            <text:p>non-curse</text:p>
          </table:table-cell>
          <table:table-cell office:value-type="string" calcext:value-type="string">
            <text:p>disgust</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LEFT</text:p>
          </table:table-cell>
          <table:table-cell office:value-type="string" calcext:value-type="string">
            <text:p>[0.0173142421990633, 0.12927070260047913, 0.054993707686662674, 0.16779766976833344, 0.27153411507606506, 0.3590894937515259]</text:p>
          </table:table-cell>
          <table:table-cell office:value-type="string" calcext:value-type="string">
            <text:p>[0.0261825043708086, 0.1275903284549713, 0.09549015015363693, 0.2444220632314682, 0.33002370595932007, 0.17629125714302063]</text:p>
          </table:table-cell>
          <table:table-cell office:value-type="float" office:value="0.118508045498935" calcext:value-type="float">
            <text:p>0,118508045498935</text:p>
          </table:table-cell>
        </table:table-row>
        <table:table-row table:style-name="ro8">
          <table:table-cell office:value-type="float" office:value="13" calcext:value-type="float">
            <text:p>13</text:p>
          </table:table-cell>
          <table:table-cell office:value-type="string" calcext:value-type="string">
            <text:p>1677.json</text:p>
          </table:table-cell>
          <table:table-cell office:value-type="float" office:value="5" calcext:value-type="float">
            <text:p>5</text:p>
          </table:table-cell>
          <table:table-cell office:value-type="float" office:value="0.381499707698822" calcext:value-type="float">
            <text:p>0,381499707698822</text:p>
          </table:table-cell>
          <table:table-cell office:value-type="float" office:value="0.309928923845291" calcext:value-type="float">
            <text:p>0,309928923845291</text:p>
          </table:table-cell>
          <table:table-cell table:formula="of:=[.D14]-[.E14]" office:value-type="float" office:value="0.071570783853531" calcext:value-type="float">
            <text:p>0,071570783853531</text:p>
          </table:table-cell>
          <table:table-cell office:value-type="float" office:value="2.24669705439539" calcext:value-type="float">
            <text:p>2,24669705439539</text:p>
          </table:table-cell>
          <table:table-cell office:value-type="float" office:value="2.33843229709026" calcext:value-type="float">
            <text:p>2,338432297090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4">The program also acknowledges the often overlooked needs of individuals suffering from mental illness and those who are wrongly incarcerated.</text:span> <text:span text:style-name="T4">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string" calcext:value-type="string">
            <text:p>Karen Sage, kandydatka na sędziego w hrabstwie Travis (Teksas), promowała program dla oskarżonych z problemami psychicznymi, którym kierowała jako prokurator. Twierdziła, że dzięki temu programowi czas pobytu w więzieniu dla nieagresywnych przestępców z zaburzeniami psychicznymi został skrócony o 50%. Program, rozpoczęty w 2009 roku, obejmował osoby z poważnymi diagnozami psychiatrycznymi i zapewniał im wsparcie zarówno w więzieniu, jak i po wyjściu na wolność.</text:p>
            <text:p/>
            <text:p>Analiza danych pokazała, że średni czas pobytu w więzieniu dla uczestników programu spadł z 77 do 36 dni — czyli o 53%. W związku z tym stwierdzenie Sage zostało ocenione jako prawdziwe.</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table-cell table:number-columns-repeated="2" table:style-name="ce4"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table:style-name="ce4" office:value-type="float" office:value="0" calcext:value-type="float">
            <text:p>0</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8" calcext:value-type="float">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cell office:value-type="float" office:value="0.118237793854389" calcext:value-type="float">
            <text:p>0,118237793854389</text:p>
          </table:table-cell>
        </table:table-row>
        <table:table-row table:style-name="ro9">
          <table:table-cell office:value-type="float" office:value="14" calcext:value-type="float">
            <text:p>14</text:p>
          </table:table-cell>
          <table:table-cell office:value-type="string" calcext:value-type="string">
            <text:p>11887.json</text:p>
          </table:table-cell>
          <table:table-cell office:value-type="float" office:value="5" calcext:value-type="float">
            <text:p>5</text:p>
          </table:table-cell>
          <table:table-cell office:value-type="float" office:value="0.326392471790314" calcext:value-type="float">
            <text:p>0,326392471790314</text:p>
          </table:table-cell>
          <table:table-cell office:value-type="float" office:value="0.357682883739471" calcext:value-type="float">
            <text:p>0,357682883739471</text:p>
          </table:table-cell>
          <table:table-cell table:formula="of:=[.D15]-[.E15]" office:value-type="float" office:value="-0.031290411949157" calcext:value-type="float">
            <text:p>-0,031290411949157</text:p>
          </table:table-cell>
          <table:table-cell office:value-type="float" office:value="2.37894002583633" calcext:value-type="float">
            <text:p>2,37894002583633</text:p>
          </table:table-cell>
          <table:table-cell office:value-type="float" office:value="2.34483405521451" calcext:value-type="float">
            <text:p>2,34483405521451</text:p>
          </table:table-cell>
          <table:table-cell office:value-type="float" office:value="5" calcext:value-type="float">
            <text:p>5</text:p>
          </table:table-cell>
          <table:table-cell office:value-type="float" office:value="1" calcext:value-type="float">
            <text:p>1</text:p>
          </table:table-cell>
          <table:table-cell table:style-name="ce2" office:value-type="string" calcext:value-type="string">
            <text:p>Says President John F. Kennedy released a star Green Bay Packer from military reserve duty so that he could play in the 1961 NFL Championship Game.</text:p>
          </table:table-cell>
          <table:table-cell office:value-type="string" calcext:value-type="string">
            <text:p>Has the government seized control of education?West said: "We had an amendment in the health care law that said the federal government is going to take over education. "This is the same type of overblown "takeover" rhetoric that led to our 2010 Lie of the Year award. The federal government was a major player in student loans for years before Obama signed the health care law. And the law does notmean that colleges and universities are nowunder the control or management of the federal government.</text:p>
          </table:table-cell>
          <table:table-cell office:value-type="string" calcext:value-type="string">
            <text:p>The extraordinary claim, that President John F. Kennedy personally released a star Green Bay Packer from military reserve duty to enable him to play in the 1961 NFL Championship Game, has become the subject of much speculation and debate. This rumor, often presented with a hint of conspiracy, revolves around the legendary quarterback, Bart Starr. <text:s/>There's no doubt that Starr was one of the most admired and decorated players of his generation. <text:s/>He led the Packers to numerous victories and was recognized as a symbol of team spirit. <text:s/>But the claim of a presidential intervention in his military service to participate in the game is one that cannot be confirmed through official records or verified by historical documentation. <text:s/>Was it a genuine concern for Starr's well-being and the strength of the team? Or was it a symptom of the era's paranoia and the insatiable thirst for conspiracy theories?Despite the lack of hard evidence, the rumor continues to surface in public forums. <text:s text:c="2"/>The mere mention of this story, no matter how absurd or fantastical, fuels the imagination and encourages speculation. It's a stark reminder of how stories evolve over time, becoming increasingly embellished and fueled by their own popularity. <text:s/>Even without concrete evidence, the idea of a presidential intervention to free a</text:p>
          </table:table-cell>
          <table:table-cell office:value-type="string" calcext:value-type="string">
            <text:p>Artykuł z 2016 roku potwierdza prawdziwość anegdoty opowiedzianej przez autora A.J. Jacobsa, który twierdził, że prezydent John F. Kennedy pomógł drużynie Green Bay Packers wygrać mistrzostwa NFL w 1961 roku, zwalniając ich gwiazdora Paula Hornunga z obowiązków wojskowych.</text:p>
            <text:p/>
            <text:p>Zgodnie z relacją, trener Packersów Vince Lombardi był przyjacielem Kennedy’ego i skontaktował się z nim, gdy dowiedział się, że Hornung nie dostanie przepustki na mecz z powodu aktywnego powołania do wojska podczas kryzysu berlińskiego. Kennedy osobiście interweniował, zmieniając politykę urlopową Fort Riley, dzięki czemu Hornung mógł zagrać.</text:p>
            <text:p/>
            <text:p>Relację potwierdzają nie tylko wypowiedzi samego Hornunga, ale także dokument – list Lombardiego do prezydenckiego doradcy, w którym dziękował za pomoc w umożliwieniu zawodnikowi udziału w meczu. Hornung zdobył wówczas rekordowe 19 punktów, a Packers wygrali z New York Giants 37–0.</text:p>
            <text:p/>
            <text:p>Wniosek: historia jest prawdziw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6/feb/09/j-jacobs/did-jfk-answer-vince-lombardis-call-spring-green-b/" xlink:type="simple">https://www.politifact.com/factchecks/2016/feb/09/j-jacobs/did-jfk-answer-vince-lombardis-call-spring-green-b/</text:a></text:p>
            <text:p/>
            <text:p>Temat, który porusza artykuł zgadza się z tym który porusza oryginalny artykuł, ale wygenerowany artykuł mimo że dodaje dodatkowe informacje, to fałszywie mówi, że gwiazdą, której dotyczyła sprawa był Bart Starr (w rzeczywistości to był Paul Hornung). Nie zgadza się także to, że wygenerowany artykuł sugeruje, że to jest jakaś teoria spiskowa, podczas gdy w rzeczywistości jest to powszechnie znany fakt.</text:p>
          </table:table-cell>
          <table:table-cell office:value-type="string" calcext:value-type="string">
            <text:p>history,military,sports</text:p>
          </table:table-cell>
          <table:table-cell office:value-type="string" calcext:value-type="string">
            <text:p>j-jacobs</text:p>
          </table:table-cell>
          <table:table-cell table:number-columns-repeated="2"/>
          <table:table-cell office:value-type="string" calcext:value-type="string">
            <text:p>journalist</text:p>
          </table:table-cell>
          <table:table-cell table:number-columns-repeated="5" office:value-type="float" office:value="0" calcext:value-type="float">
            <text:p>0</text:p>
          </table:table-cell>
          <table:table-cell office:value-type="string" calcext:value-type="string">
            <text:p>an interview</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84" calcext:value-type="float">
            <text:p>8,84</text:p>
          </table:table-cell>
          <table:table-cell office:value-type="string" calcext:value-type="string">
            <text:p>non-curse</text:p>
          </table:table-cell>
          <table:table-cell office:value-type="string" calcext:value-type="string">
            <text:p>sadness</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5219469964504242, 0.17891529202461243, 0.08881516009569168, 0.21009480953216553, 0.14358754456043243, 0.3263924717903137]</text:p>
          </table:table-cell>
          <table:table-cell office:value-type="string" calcext:value-type="string">
            <text:p>[0.23582769930362701, 0.35768288373947144, 0.11841423064470291, 0.11479794234037399, 0.06038340926170349, 0.11289376020431519]</text:p>
          </table:table-cell>
          <table:table-cell office:value-type="float" office:value="0.116745000540813" calcext:value-type="float">
            <text:p>0,116745000540813</text:p>
          </table:table-cell>
        </table:table-row>
        <table:table-row table:style-name="ro11">
          <table:table-cell office:value-type="float" office:value="15" calcext:value-type="float">
            <text:p>15</text:p>
          </table:table-cell>
          <table:table-cell office:value-type="string" calcext:value-type="string">
            <text:p>7448.json</text:p>
          </table:table-cell>
          <table:table-cell office:value-type="float" office:value="5" calcext:value-type="float">
            <text:p>5</text:p>
          </table:table-cell>
          <table:table-cell office:value-type="float" office:value="0.357193142175674" calcext:value-type="float">
            <text:p>0,357193142175674</text:p>
          </table:table-cell>
          <table:table-cell office:value-type="float" office:value="0.322631180286407" calcext:value-type="float">
            <text:p>0,322631180286407</text:p>
          </table:table-cell>
          <table:table-cell table:formula="of:=[.D16]-[.E16]" office:value-type="float" office:value="0.034561961889267" calcext:value-type="float">
            <text:p>0,034561961889267</text:p>
          </table:table-cell>
          <table:table-cell office:value-type="float" office:value="2.19584070199364" calcext:value-type="float">
            <text:p>2,19584070199364</text:p>
          </table:table-cell>
          <table:table-cell office:value-type="float" office:value="2.14889631950829" calcext:value-type="float">
            <text:p>2,14889631950829</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Felony crimes in the city of Atlanta are the lowest they have been since 1969.</text:p>
          </table:table-cell>
          <table:table-cell table:style-name="ce3" office:value-type="string" calcext:value-type="string">
            <text:p>Indeed, the number of reported felony crimes is at its lowest since 1969. Its possible the felony crime rate was slightly lower in 1970 or 1971. Its possible, though, that the felony crime rate was lower in 2012. Since it is possible the felony crime rate was lower in 2012, were not going to quibble about 1970 or 1971.</text:p>
          </table:table-cell>
          <table:table-cell office:value-type="string" calcext:value-type="string">
            <text:p>Atlanta continues to be a city on the rise, but its commitment to safety and stability goes beyond mere growth. <text:s/>Today, a sobering statistic highlights just how far the city has come in recent years. <text:s/>Data from the Atlanta Police Department reveals that felony crime rates in the city are the lowest they've been since 1969. This remarkable achievement represents years of dedicated efforts to address root causes of crime and build stronger communities. From implementing innovative community policing strategies to investing in youth programs, social services, and restorative justice, Atlanta has shown unwavering commitment to fostering a safer and more peaceful city for its residents. This proactive approach towards crime prevention, coupled with a renewed focus on community engagement and collaborative efforts, has yielded significant results. The city's success in reducing felony crime rates speaks volumes about its commitment to safety and stability, and offers a powerful testament to the progress made over the decades. <text:s/>This advancement deserves recognition and celebration, as it demonstrates the positive impact of a city striving towards a better future for its citizens.</text:p>
          </table:table-cell>
          <table:table-cell office:value-type="string" calcext:value-type="string">
            <text:p>Burmistrz Atlanty, Kasim Reed, ogłosił w przemówieniu o stanie miasta, że liczba przestępstw typu felony (m.in. morderstwa, gwałty, rozboje) w 2012 roku była najniższa od 1969 roku. Informacja ta znalazła się także w broszurze promującej osiągnięcia jego administracji. Dane policyjne potwierdzają, że w 2012 roku odnotowano 34 581 takich przestępstw, co rzeczywiście stanowi najniższy poziom od 1969 roku.</text:p>
            <text:p/>
            <text:p>Choć FBI nie miało jeszcze pełnych danych za 2012 rok, lokalne dane są zgodne z wcześniejszymi zestawieniami FBI. W latach 1970 i 1971 wskaźnik przestępczości na 100 tys. mieszkańców mógł być nieco niższy, ale różnice są minimalne i zależą od szacunków populacji, które były korygowane po apelacjach miasta.</text:p>
            <text:p/>
            <text:p>Spadek przestępczości w Atlancie wpisuje się w ogólnokrajowy trend, wspierany przez nowe technologie (mapowanie przestępstw, monitoring, zwiększona liczba policjantów). Choć w przeszłości Atlanta miała problemy z dokładnością raportów policyjnych, obecnie nie ma dowodów na zaniżanie statystyk.</text:p>
            <text:p/>
            <text:p>Wniosek PolitiFact Georgia: Twierdzenie burmistrza jest prawdziwe – liczba przestępstw typu felony w 2012 roku była najniższa od 1969 roku.</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politifact.com/factchecks/2013/feb/26/kasim-reed/mayor-says-felonies-atlanta-lowest-decades/" xlink:type="simple">https://www.politifact.com/factchecks/2013/feb/26/kasim-reed/mayor-says-felonies-atlanta-lowest-decades/</text:a></text:p>
          </table:table-cell>
          <table:table-cell office:value-type="string" calcext:value-type="string">
            <text:p>crime</text:p>
          </table:table-cell>
          <table:table-cell office:value-type="string" calcext:value-type="string">
            <text:p>kasim-reed</text:p>
          </table:table-cell>
          <table:table-cell table:number-columns-repeated="2"/>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56" calcext:value-type="float">
            <text:p>2,56</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729336753487587, 0.09154985100030899, 0.07434026896953583, 0.2002067267894745, 0.2594166696071625, 0.35719314217567444]</text:p>
          </table:table-cell>
          <table:table-cell office:value-type="string" calcext:value-type="string">
            <text:p>[0.008707360364496708, 0.07498396933078766, 0.07084277272224426, 0.2592323124408722, 0.32263118028640747, 0.2636024057865143]</text:p>
          </table:table-cell>
          <table:table-cell office:value-type="float" office:value="0.115241645050348" calcext:value-type="float">
            <text:p>0,115241645050348</text:p>
          </table:table-cell>
        </table:table-row>
        <table:table-row table:style-name="ro11">
          <table:table-cell office:value-type="float" office:value="16" calcext:value-type="float">
            <text:p>16</text:p>
          </table:table-cell>
          <table:table-cell office:value-type="string" calcext:value-type="string">
            <text:p>4272.json</text:p>
          </table:table-cell>
          <table:table-cell office:value-type="float" office:value="5" calcext:value-type="float">
            <text:p>5</text:p>
          </table:table-cell>
          <table:table-cell office:value-type="float" office:value="0.338731199502945" calcext:value-type="float">
            <text:p>0,338731199502945</text:p>
          </table:table-cell>
          <table:table-cell office:value-type="float" office:value="0.336995899677277" calcext:value-type="float">
            <text:p>0,336995899677277</text:p>
          </table:table-cell>
          <table:table-cell table:formula="of:=[.D17]-[.E17]" office:value-type="float" office:value="0.001735299825668" calcext:value-type="float">
            <text:p>0,001735299825668</text:p>
          </table:table-cell>
          <table:table-cell office:value-type="float" office:value="2.21001787900445" calcext:value-type="float">
            <text:p>2,21001787900445</text:p>
          </table:table-cell>
          <table:table-cell office:value-type="float" office:value="2.20334648228195" calcext:value-type="float">
            <text:p>2,20334648228195</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Twenty-five states have lower unemployment than Texas which is tied with Mississippi for more minimum-wage jobs than anywhere in the United States.</text:p>
          </table:table-cell>
          <table:table-cell table:style-name="ce3" office:value-type="string" calcext:value-type="string">
            <text:p>Washington, which has a state minimum wage rate higher than the federal rate, had the lowest share of hourly workers paid at or below minimum wage, 1. 1 percent. In sheer numbers, Texas had 268,000 hourly workers earning minimum wage and 282,000 paid below the minimum wage, the bureau says, the most of any state by a wide margin. Almost 13 percent of the nations hourly workers paid at or below the minimum wage were in Texas, the second most-populous state with more than 25 million residents, or about 8 percent of the nations population, according to the U. S. <text:s/>Census Bureau. Mississippi, with almost 3 million residents, had 34,000 and 29,000 hourly workers, respectively, earning the minimum wage or less.</text:p>
          </table:table-cell>
          <table:table-cell office:value-type="string" calcext:value-type="string">
            <text:p>As a journalist working for the Texas Tribune, I find it hard to stomach the fact that Texas has fallen from grace when it comes to job market opportunities. While many people have been celebrating the recent boom in minimum-wage jobs across the country, there's a darker side to the story. At the moment, 25 states boast a lower unemployment rate than Texas. Furthermore, Texas is tied with Mississippi when it comes to having the highest number of minimum-wage jobs, a stark contrast to the state's supposed leadership in the market. This information reveals a complex picture that goes beyond just the headline numbers. It turns out that Texas has been outpaced in its ability to attract new businesses and jobs. This shift away from economic boom leaves behind a labor force that is struggling to find opportunities, leaving many of the people in their 20s, 30s, and even 40s to simply settle for anything, whether it's a minimum-wage job that offers little room for growth. The result of this is an increase in the number of minimum-wage jobs to compete with the growing need. <text:span text:style-name="T4">What's interesting about this development is that Texas doesn't have a high minimum wage as compared to other states</text:span></text:p>
          </table:table-cell>
          <table:table-cell office:value-type="string" calcext:value-type="string">
            <text:p>Kongresmen Lloyd Doggett skrytykował optymistyczne wypowiedzi gubernatora Teksasu Ricka Perry'ego na temat stanu zatrudnienia w Teksasie. Stwierdził, że 25 stanów ma niższe bezrobocie niż Teksas oraz że Teksas i Mississippi mają najwyższy odsetek pracowników zarabiających płacę minimalną w USA.</text:p>
            <text:p/>
            <text:p>Dane z amerykańskiego Biura Statystyki Pracy potwierdzają te twierdzenia: w czerwcu 2011 roku stopa bezrobocia w Teksasie wynosiła 8,2%, co plasowało stan na 26. miejscu. Ponadto w 2010 roku aż 9,5% teksańskich pracowników godzinowych zarabiało stawkę minimalną lub mniej – taki sam wynik jak w Mississippi. W liczbach bezwzględnych Teksas miał najwięcej takich pracowników w kraju (550 tys.), więcej niż Kalifornia, Floryda i Illinois razem wzięte.</text:p>
            <text:p/>
            <text:p>Niższe płace w Teksasie tłumaczono m.in. młodszą i mniej wykształconą siłą roboczą oraz niższym kosztem życia. W świetle tych faktów stwierdzenia Doggetta zostały ocenione jako prawdziw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Texas nie ma ustalonej płacy minimalnej <text:span text:style-name="T22">(</text:span>nie ma informacji o tym, że ogólnie istnieje płaca minimalna ustalona na federalne minimum, ale można rozumieć, że to jest w domyśle, bo jest generowane w kontekście USA<text:span text:style-name="T22">)</text:span></text:p>
          </table:table-cell>
          <table:table-cell office:value-type="float" office:value="0" calcext:value-type="float">
            <text:p>0</text:p>
          </table:table-cell>
          <table:table-cell office:value-type="string" calcext:value-type="string">
            <text:p><text:a xlink:href="https://www.politifact.com/factchecks/2011/aug/16/lloyd-doggett/lloyd-doggett-says-texas-has-worse-unemployment-25/" xlink:type="simple">https://www.politifact.com/factchecks/2011/aug/16/lloyd-doggett/lloyd-doggett-says-texas-has-worse-unemployment-25/</text:a></text:p>
            <text:p/>
            <text:p>W oryginalnym artykule jest napisane, że niskie płace są spowodowane niskim wiekiem pracowników, niższymi kosztami życia i niższym wykształceniem pracowników, a w artykule jest informacja Texas został wyprzedzony w zdolności przyciągania nowych biznesów.</text:p>
          </table:table-cell>
          <table:table-cell office:value-type="string" calcext:value-type="string">
            <text:p>job-accomplishments,jobs</text:p>
          </table:table-cell>
          <table:table-cell office:value-type="string" calcext:value-type="string">
            <text:p>lloyd-doggett</text:p>
          </table:table-cell>
          <table:table-cell office:value-type="string" calcext:value-type="string">
            <text:p>Texas congressman in the U.S. Houst of Representatives</text:p>
          </table:table-cell>
          <table:table-cell office:value-type="string" calcext:value-type="string">
            <text:p>Texas</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n interview with ABC TV.</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4" calcext:value-type="float">
            <text:p>3,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5508485026657581, 0.1291975975036621, 0.0604897066950798, 0.18622127175331116, 0.2698516547679901, 0.33873119950294495]</text:p>
          </table:table-cell>
          <table:table-cell office:value-type="string" calcext:value-type="string">
            <text:p>[0.0097292335703969, 0.12784485518932343, 0.06633356958627701, 0.20361903309822083, 0.3369958996772766, 0.2554773986339569]</text:p>
          </table:table-cell>
          <table:table-cell office:value-type="float" office:value="0.114151025325258" calcext:value-type="float">
            <text:p>0,114151025325258</text:p>
          </table:table-cell>
        </table:table-row>
        <table:table-row table:style-name="ro7">
          <table:table-cell office:value-type="float" office:value="17" calcext:value-type="float">
            <text:p>17</text:p>
          </table:table-cell>
          <table:table-cell office:value-type="string" calcext:value-type="string">
            <text:p>5230.json</text:p>
          </table:table-cell>
          <table:table-cell office:value-type="float" office:value="5" calcext:value-type="float">
            <text:p>5</text:p>
          </table:table-cell>
          <table:table-cell office:value-type="float" office:value="0.301787197589874" calcext:value-type="float">
            <text:p>0,301787197589874</text:p>
          </table:table-cell>
          <table:table-cell office:value-type="float" office:value="0.375016391277313" calcext:value-type="float">
            <text:p>0,375016391277313</text:p>
          </table:table-cell>
          <table:table-cell table:formula="of:=[.D18]-[.E18]" office:value-type="float" office:value="-0.073229193687439" calcext:value-type="float">
            <text:p>-0,073229193687439</text:p>
          </table:table-cell>
          <table:table-cell office:value-type="float" office:value="2.23670074322089" calcext:value-type="float">
            <text:p>2,23670074322089</text:p>
          </table:table-cell>
          <table:table-cell office:value-type="float" office:value="1.98715336782814" calcext:value-type="float">
            <text:p>1,9871533678281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Right now in Georgia, nearly one in three leaving our prisons are re-convicted within three years.</text:p>
          </table:table-cell>
          <table:table-cell office:value-type="string" calcext:value-type="string">
            <text:p>R. <text:s/>John Pritchard, a historian and lawyer who is a top scholar on the trials, said the Japanese felt the ends justified the means. "The rapid and effective collection of intelligence then, as now, was seen as vital to a successful struggle, and in addition, those who were engaged in torture often felt that whatever pain and anguish was suffered by the victims of torture was nothing less than the just deserts of the victims or people close to them," he said. In a recent journal essay, Judge Evan Wallach, a member of the U. S. <text:s/>Court of International Trade and an adjunct professor in the law of war, writes that the testimony from American soldiers about this form of torture was gruesome and convincing. A number of the Japanese soldiers convicted by American judges were hanged, while others received lengthy prison sentences or time in labor camps.</text:p>
          </table:table-cell>
          <table:table-cell office:value-type="string" calcext:value-type="string">
            <text:p>Georgia is facing a concerning problem with recidivism rates. According to recent statistics, nearly one in three individuals leaving Georgia's prisons are re-convicted within three years of their release. This shocking figure reveals a significant failure in the state's efforts to rehabilitate offenders and reintegrate them into society. <text:s/>The statistics underscore the dire need for comprehensive and lasting solutions to address the root causes of crime and improve post-prison support for those re-entering society. <text:s/>We must consider the multifaceted nature of recidivism and look beyond just punitive measures. Addressing underlying issues such as mental health struggles, lack of education and employment opportunities, and substance abuse, is crucial. <text:s/>Implementing effective reentry programs, expanding access to mental health and substance abuse treatment, and providing support networks for former inmates is essential. <text:s/>Only then can we hope to diminish the high rate of recidivism and ensure a safer and more secure future for our communities. This is a call to action for policymakers, legal professionals, social workers, and citizens alike. <text:s/>Let us address this challenge head-on and collaboratively work towards solutions that prioritize rehabilitation, support, and reintegration to build a lasting solution.</text:p>
          </table:table-cell>
          <table:table-cell office:value-type="string" calcext:value-type="string">
            <text:p>Artykuł z 2012 roku dotyczy wypowiedzi gubernatora Georgii, Nathana Deala, który podczas orędzia o stanie państwa stwierdził, że prawie co trzeci więzień w Georgii wraca do więzienia w ciągu trzech lat od wyjścia. PolitiFact Georgia sprawdziło tę tezę.</text:p>
            <text:p/>
            <text:p>Kluczowe ustalenia:</text:p>
            <text:p/>
            <text:p>    Georgia ma jedną z największych populacji więźniów w USA i wydaje na system penitencjarny około 1 miliarda dolarów rocznie – ponad dwukrotnie więcej niż w 1990 roku.</text:p>
            <text:p/>
            <text:p>    Liczba więźniów w ciągu 20 lat wzrosła dwukrotnie do 56 tys., mimo że przestępczość w ostatniej dekadzie spadła.</text:p>
            <text:p/>
            <text:p>    Jeśli polityka się nie zmieni, do 2016 roku liczba więźniów może wzrosnąć o kolejne 8%, co oznacza dodatkowe koszty 264 mln dolarów.</text:p>
            <text:p/>
            <text:p>    Dane z raportu Pew Center pokazały, że w 1999 r. 38% wypuszczonych więźniów wróciło do więzienia w ciągu 3 lat, a w 2004 r. – 35%.</text:p>
            <text:p/>
            <text:p>    Najnowsze dane z Departamentu Więziennictwa Georgii (do 2008 r.) wskazują na recydywę na poziomie 27,5% (czyli nieco mniej niż jedna trzecia).</text:p>
            <text:p/>
            <text:p>    Większość powrotów do więzienia wynikała z naruszeń technicznych, a wyroki w zawieszeniu w Georgii są bardzo długie – średnio 7 lat.</text:p>
            <text:p/>
            <text:p>    Reforma systemu karnego ma być priorytetem, m.in. przez wprowadzenie alternatywnych kar dla mniej groźnych przestępców, co mogłoby ograniczyć recydywę.</text:p>
            <text:p/>
            <text:p>Wniosek: Twierdzenie Deala, że „niemal co trzeci” były więzień wraca do zakładu karnego w ciągu 3 lat, zostało ocenione jako prawdziwe („True”), ponieważ dostępne dane potwierdzają jego wypowiedź.</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https://www.politifact.com/factchecks/2012/jan/25/nathan-deal/deal-makes-arresting-claim-about-ga-prisons/</text:p>
          </table:table-cell>
          <table:table-cell office:value-type="string" calcext:value-type="string">
            <text:p>criminal-justice</text:p>
          </table:table-cell>
          <table:table-cell office:value-type="string" calcext:value-type="string">
            <text:p>nathan-deal</text:p>
          </table:table-cell>
          <table:table-cell table:number-columns-repeated="2"/>
          <table:table-cell office:value-type="string" calcext:value-type="string">
            <text:p>republican</text:p>
          </table:table-cell>
          <table:table-cell office:value-type="float" office:value="9" calcext:value-type="float">
            <text:p>9</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0" calcext:value-type="float">
            <text:p>0</text:p>
          </table:table-cell>
          <table:table-cell office:value-type="string" calcext:value-type="string">
            <text:p>a speech</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04" calcext:value-type="float">
            <text:p>2,04</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7545814961195, 0.09130948781967163, 0.0984577089548111, 0.23644618690013885, 0.26072391867637634, 0.30178719758987427]</text:p>
          </table:table-cell>
          <table:table-cell office:value-type="string" calcext:value-type="string">
            <text:p>[0.002958160825073719, 0.05142773315310478, 0.05139528587460518, 0.2017177939414978, 0.37501639127731323, 0.317484587430954]</text:p>
          </table:table-cell>
          <table:table-cell office:value-type="float" office:value="0.113175145773848" calcext:value-type="float">
            <text:p>0,113175145773848</text:p>
          </table:table-cell>
        </table:table-row>
        <table:table-row table:style-name="ro9">
          <table:table-cell office:value-type="float" office:value="18" calcext:value-type="float">
            <text:p>18</text:p>
          </table:table-cell>
          <table:table-cell office:value-type="string" calcext:value-type="string">
            <text:p>12855.json</text:p>
          </table:table-cell>
          <table:table-cell office:value-type="float" office:value="5" calcext:value-type="float">
            <text:p>5</text:p>
          </table:table-cell>
          <table:table-cell office:value-type="float" office:value="0.320368945598602" calcext:value-type="float">
            <text:p>0,320368945598602</text:p>
          </table:table-cell>
          <table:table-cell office:value-type="float" office:value="0.352818250656128" calcext:value-type="float">
            <text:p>0,352818250656128</text:p>
          </table:table-cell>
          <table:table-cell table:formula="of:=[.D19]-[.E19]" office:value-type="float" office:value="-0.032449305057526" calcext:value-type="float">
            <text:p>-0,032449305057526</text:p>
          </table:table-cell>
          <table:table-cell office:value-type="float" office:value="2.21313567180979" calcext:value-type="float">
            <text:p>2,21313567180979</text:p>
          </table:table-cell>
          <table:table-cell office:value-type="float" office:value="2.03568545896592" calcext:value-type="float">
            <text:p>2,03568545896592</text:p>
          </table:table-cell>
          <table:table-cell office:value-type="float" office:value="5" calcext:value-type="float">
            <text:p>5</text:p>
          </table:table-cell>
          <table:table-cell office:value-type="float" office:value="4" calcext:value-type="float">
            <text:p>4</text:p>
          </table:table-cell>
          <table:table-cell table:style-name="ce2" office:value-type="string" calcext:value-type="string">
            <text:p>Illinois suffered 1,652 overdose deaths in 2014 ... of which 40 percent were associated with heroin. Illinois is ranked number one in the nation for a decline in treatment capacity between 2007 and 2012, and is now ranked the third worst in the country for state-funded treatment capacity.</text:p>
          </table:table-cell>
          <table:table-cell office:value-type="string" calcext:value-type="string">
            <text:p>Budish was using the national statistic to argue that the new law would disproportionately impact potential black voters in Ohio. Yet there has been no study of this issue in Ohio so there are no specific figures for the state population. ID rates in other states where studies were done differed greatly. So while Budishs statement is accurate, it leaves out those important details needed to understand it in full context.</text:p>
          </table:table-cell>
          <table:table-cell office:value-type="string" calcext:value-type="string">
            <text:p>The state of Illinois is in crisis. The recent data reveals a staggering reality: Illinois has experienced 1,652 overdose deaths in 2014 alone. <text:s/>Of this grim total, a shocking 40 percent can be attributed directly to heroin use. <text:s/>This alarming figure paints a stark picture of the opioid epidemic sweeping the nation, with Illinois at the forefront. Further compounding the issue is the fact that Illinois now ranks as the nation's leader in a decline of treatment capacity between 2007 and 2012. <text:s/>This means the state lags significantly behind others in providing essential resources to address the growing addiction crisis. <text:s/>Currently, Illinois is ranked the third worst in the country for state-funded treatment capacity. This significant decline in treatment capacity has created a perfect storm of circumstances contributing to the ongoing opioid epidemic. <text:s/>With fewer treatment programs available, those struggling with addiction are often left without the support and resources needed to recovery. This creates an immense bottleneck, pushing more individuals into the throes of addiction, leading to higher rates of overdose and ultimately fueling the crisis. The state of Illinois must address this issue with urgency. <text:s/>A renewed commitment to expanding treatment capacity, along with an aggressive focus on</text:p>
          </table:table-cell>
          <table:table-cell office:value-type="string" calcext:value-type="string">
            <text:p>Artykuł z 2016 roku dotyczy wypowiedzi senatora Dicka Durbina, który alarmował o powadze kryzysu związanego z uzależnieniem od heroiny i opioidów w Illinois. Twierdził, że w 2014 roku w stanie doszło do 1 652 zgonów z powodu przedawkowania, z czego 40% było związanych z heroiną. Choć liczba zgonów według nowszych danych wynosiła 1 700, a heroinowych – 711 (czyli ok. 42%), różnice te uznano za niewielkie i niemające wpływu na ogólny przekaz.</text:p>
            <text:p/>
            <text:p>Durbin słusznie wskazywał też na dramatyczny spadek dostępności leczenia: między 2007 a 2012 rokiem Illinois odnotowało największy w kraju spadek liczby miejsc w programach leczenia finansowanych przez państwo (aż o 52%) i spadło z 28. na 44. miejsce pod względem tej dostępności. Problemy pogłębiły się z powodu braku budżetu stanowego i ograniczonego finansowania usług społecznych, co doprowadziło do zamykania placówek i ograniczania dostępu do pomocy.</text:p>
            <text:p/>
            <text:p>Eksperci potwierdzili słuszność danych użytych przez Durbina, uznając je za trafne odzwierciedlenie pogarszającej się sytuacji i potrzebę reform. Artykuł kończy się oceną, że jego wypowiedź była prawdziwa.</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4"/>
          <table:table-cell office:value-type="float" office:value="0" calcext:value-type="float">
            <text:p>0</text:p>
          </table:table-cell>
          <table:table-cell office:value-type="string" calcext:value-type="string">
            <text:p><text:a xlink:href="https://www.durbin.senate.gov/newsroom/press-releases/durbin-discusses-initiatives-to-address-opioid-crisis-with-dupage-county-leaders" xlink:type="simple">https://www.durbin.senate.gov/newsroom/press-releases/durbin-discusses-initiatives-to-address-opioid-crisis-with-dupage-county-leaders</text:a></text:p>
            <text:p><text:a xlink:href="https://www.politifact.com/factchecks/2016/aug/04/richard-durbin/40-percent-drug-overdose-deaths-involve-heroin/" xlink:type="simple">https://www.politifact.com/factchecks/2016/aug/04/richard-durbin/40-percent-drug-overdose-deaths-involve-heroin/</text:a></text:p>
            <text:p/>
            <text:p>Czytając wygenerowany artykuł ma się wrażenie, że po prostu zabrakło okna kontekstowego, aby wypowiedź się rozwinęła.</text:p>
          </table:table-cell>
          <table:table-cell office:value-type="string" calcext:value-type="string">
            <text:p>drugs</text:p>
          </table:table-cell>
          <table:table-cell office:value-type="string" calcext:value-type="string">
            <text:p>richard-durbin</text:p>
          </table:table-cell>
          <table:table-cell office:value-type="string" calcext:value-type="string">
            <text:p>Senator</text:p>
          </table:table-cell>
          <table:table-cell office:value-type="string" calcext:value-type="string">
            <text:p>Illinois</text:p>
          </table:table-cell>
          <table:table-cell office:value-type="string" calcext:value-type="string">
            <text:p>democra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press release </text:p>
          </table:table-cell>
          <table:table-cell office:value-type="string" calcext:value-type="string">
            <text:p>negative</text:p>
          </table:table-cell>
          <table:table-cell office:value-type="string" calcext:value-type="string">
            <text:p>question</text:p>
          </table:table-cell>
          <table:table-cell office:value-type="float" office:value="0" calcext:value-type="float">
            <text:p>0</text:p>
          </table:table-cell>
          <table:table-cell office:value-type="float" office:value="0.69" calcext:value-type="float">
            <text:p>0,69</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62423899769783, 0.09679482877254486, 0.0627673864364624, 0.27888819575309753, 0.22055642306804657, 0.3203689455986023]</text:p>
          </table:table-cell>
          <table:table-cell office:value-type="string" calcext:value-type="string">
            <text:p>[0.005835934076458216, 0.07081766426563263, 0.04546918347477913, 0.19647860527038574, 0.35281825065612793, 0.32858043909072876]</text:p>
          </table:table-cell>
          <table:table-cell office:value-type="float" office:value="0.113032010950647" calcext:value-type="float">
            <text:p>0,113032010950647</text:p>
          </table:table-cell>
        </table:table-row>
        <table:table-row table:style-name="ro5">
          <table:table-cell office:value-type="float" office:value="19" calcext:value-type="float">
            <text:p>19</text:p>
          </table:table-cell>
          <table:table-cell office:value-type="string" calcext:value-type="string">
            <text:p>12929.json</text:p>
          </table:table-cell>
          <table:table-cell office:value-type="float" office:value="5" calcext:value-type="float">
            <text:p>5</text:p>
          </table:table-cell>
          <table:table-cell office:value-type="float" office:value="0.315068602561951" calcext:value-type="float">
            <text:p>0,315068602561951</text:p>
          </table:table-cell>
          <table:table-cell office:value-type="float" office:value="0.358294159173965" calcext:value-type="float">
            <text:p>0,358294159173965</text:p>
          </table:table-cell>
          <table:table-cell table:formula="of:=[.D20]-[.E20]" office:value-type="float" office:value="-0.043225556612014" calcext:value-type="float">
            <text:p>-0,043225556612014</text:p>
          </table:table-cell>
          <table:table-cell office:value-type="float" office:value="2.29385794009235" calcext:value-type="float">
            <text:p>2,29385794009235</text:p>
          </table:table-cell>
          <table:table-cell office:value-type="float" office:value="2.28506779508155" calcext:value-type="float">
            <text:p>2,28506779508155</text:p>
          </table:table-cell>
          <table:table-cell office:value-type="float" office:value="5" calcext:value-type="float">
            <text:p>5</text:p>
          </table:table-cell>
          <table:table-cell office:value-type="float" office:value="3" calcext:value-type="float">
            <text:p>3</text:p>
          </table:table-cell>
          <table:table-cell table:style-name="ce2" office:value-type="string" calcext:value-type="string">
            <text:p>Today California is kicking our butt, creating more jobs and more economic growth than Texas.</text:p>
          </table:table-cell>
          <table:table-cell table:style-name="ce3" office:value-type="string" calcext:value-type="string">
            <text:p>Castro said that "today," California is "creating more jobs and more economic growth than Texas. "These fightin words hold up based on recent jobs growth and relative changes in GDP and personal income. Still (just a tad whiney here) would it hurt to acknowledge that Texas continues to enjoy a lower unemployment rate</text:p>
          </table:table-cell>
          <table:table-cell office:value-type="string" calcext:value-type="string">
            <text:p>As a journalist, reporting on the state of California's booming economy, I'm here to share an update on the current economic landscape. For years, California has been often compared to Texas, both in terms of their size and economic profile. However, recent statistics reveal that California is a powerful economic engine, creating a higher volume of jobs and driving significant growth compared to Texas. <text:s/>The Golden State has consistently outperformed Texas in terms of job creation, showcasing a robust and competitive market. In the last several years, California has added millions of new jobs, far exceeding the number of jobs added in Texas. <text:s/>This surge in job creation translates directly into higher productivity and economic output, driving businesses to thrive. The state boasts a thriving technology sector that fuels innovation and creates high-paying jobs, attracting top talent from around the world. Beyond the technological sector, California's diverse industries, from healthcare and entertainment to agriculture and energy, contribute to a significant share of the overall economic output. Texas, on the other hand, has seen impressive growth in recent years, but the number of jobs created has been limited compared to California's significant output. With ongoing developments in areas such as renewable energy and sustainability, California is not only creating jobs but also leading the</text:p>
          </table:table-cell>
          <table:table-cell office:value-type="string" calcext:value-type="string">
            <text:p>Julián Castro, ówczesny sekretarz HUD i były burmistrz San Antonio, stwierdził, że Kalifornia wyprzedza Teksas pod względem tworzenia miejsc pracy i wzrostu gospodarczego. Odniósł się przy tym do wcześniejszych przechwałek byłego gubernatora Ricka Perry’ego, który uważał Kalifornię za gospodarczo słabszą.</text:p>
            <text:p/>
            <text:p>Castro oparł swoje twierdzenia na danych rządowych i raportach medialnych:</text:p>
            <text:p/>
            <text:p>    Kalifornia dodała ponad 450 tys. miejsc pracy w ciągu roku (do kwietnia 2016), podczas gdy Teksas tylko 171 tys.</text:p>
            <text:p/>
            <text:p>    Wzrost PKB Kalifornii (2014–2015) wyniósł 4,1%, a Teksasu 3,8%</text:p>
            <text:p/>
            <text:p>    Kalifornijska średnia dochodu na mieszkańca wzrosła o 5,3%, w Teksasie o 2,4%</text:p>
            <text:p/>
            <text:p>Ekonomiści potwierdzili, że w krótkim okresie Kalifornia rzeczywiście rozwijała się szybciej, choć Teksas miał lepsze wyniki w dłuższym horyzoncie (2006–2016). Zwrócono też uwagę, że niższa stopa bezrobocia w Teksasie (nieujęta w wypowiedzi Castro) nadal świadczy o sile jego rynku pracy.</text:p>
            <text:p/>
            <text:p>Werdykt: Wypowiedź Castro została oceniona jako prawdziwa, ponieważ dostępne dane potwierdzają, że w tamtym czasie Kalifornia rzeczywiście notowała wyższy wzrost zatrudnienia, PKB i dochodu per capita niż Teks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aug/17/julian-castro/julian-castro-says-california-besting-texas-creati/" xlink:type="simple">https://www.politifact.com/factchecks/2016/aug/17/julian-castro/julian-castro-says-california-besting-texas-creati/</text:a></text:p>
            <text:p><text:a xlink:href="https://chatgpt.com/share/68571983-d75c-8000-8f04-5f89cbf00dac" xlink:type="simple">https://chatgpt.com/share/68571983-d75c-8000-8f04-5f89cbf00dac</text:a></text:p>
          </table:table-cell>
          <table:table-cell office:value-type="string" calcext:value-type="string">
            <text:p>economy,jobs,states</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comments at Texas Democratic Party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3.23" calcext:value-type="float">
            <text:p>3,23</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offensive</text:p>
          </table:table-cell>
          <table:table-cell office:value-type="string" calcext:value-type="string">
            <text:p>RIGHT</text:p>
          </table:table-cell>
          <table:table-cell office:value-type="string" calcext:value-type="string">
            <text:p>[0.018972022458910942, 0.15008221566677094, 0.11663953959941864, 0.27310988306999207, 0.12612779438495636, 0.3150686025619507]</text:p>
          </table:table-cell>
          <table:table-cell office:value-type="string" calcext:value-type="string">
            <text:p>[0.01620779000222683, 0.1424512267112732, 0.1650325357913971, 0.35829415917396545, 0.19939517974853516, 0.11861908435821533]</text:p>
          </table:table-cell>
          <table:table-cell office:value-type="float" office:value="0.11288724003705" calcext:value-type="float">
            <text:p>0,11288724003705</text:p>
          </table:table-cell>
        </table:table-row>
        <table:table-row table:style-name="ro5">
          <table:table-cell office:value-type="float" office:value="20" calcext:value-type="float">
            <text:p>20</text:p>
          </table:table-cell>
          <table:table-cell office:value-type="string" calcext:value-type="string">
            <text:p>9970.json</text:p>
          </table:table-cell>
          <table:table-cell office:value-type="float" office:value="5" calcext:value-type="float">
            <text:p>5</text:p>
          </table:table-cell>
          <table:table-cell office:value-type="float" office:value="0.285274296998978" calcext:value-type="float">
            <text:p>0,285274296998978</text:p>
          </table:table-cell>
          <table:table-cell office:value-type="float" office:value="0.392388254404068" calcext:value-type="float">
            <text:p>0,392388254404068</text:p>
          </table:table-cell>
          <table:table-cell table:formula="of:=[.D21]-[.E21]" office:value-type="float" office:value="-0.10711395740509" calcext:value-type="float">
            <text:p>-0,10711395740509</text:p>
          </table:table-cell>
          <table:table-cell office:value-type="float" office:value="2.30008525222642" calcext:value-type="float">
            <text:p>2,30008525222642</text:p>
          </table:table-cell>
          <table:table-cell office:value-type="float" office:value="2.01273007095853" calcext:value-type="float">
            <text:p>2,0127300709585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In the last 10 years, Georgias middle class income has dropped $6,500.</text:p>
          </table:table-cell>
          <table:table-cell table:style-name="ce3" office:value-type="string" calcext:value-type="string">
            <text:p>"We havent really seen that much growth since we hit that floor. "In summary, Carters ad says middle-class income has dropped $6,500 in 10 years. He bases this on historical data from the U. S. <text:s/>Census Bureau. That shows Georgias median household income, in inflation-adjusted dollars, fell by $6,682, from $54,803 in 2002 to $48,121 to 2012.</text:p>
          </table:table-cell>
          <table:table-cell office:value-type="string" calcext:value-type="string">
            <text:p>The middle class in Georgia has been hit hard in recent years, with middle class income dropping by a staggering $6,500 over the last decade. The latest economic data reveals a significant decline in purchasing power for families and individuals who have traditionally formed the backbone of the state's workforce. This decline in purchasing power reflects a broader national trend, where wage stagnation and rising costs have eroded the economic stability of middle-class families across the country. <text:s/>While the issue has received limited public attention, the implications for Georgia's social and economic landscape are significant. <text:s/>This decline in income represents a loss of financial security for countless families, who now face a greater burden of living expenses, and potentially hinder their prospects for homeownership, college education for children, and overall financial stability. <text:s/>This decline in middle class income in Georgia should serve as a call to action. It is imperative for lawmakers, policymakers, and institutions to prioritize solutions that address the root causes of this economic downturn. <text:s/>This could include incentivizing businesses to create more high-paying jobs, expanding access to affordable housing, and providing resources for job training and retraining initiatives. A focus on strengthening the middle class can drive economic growth and ensure a more stable future for generations to come. <text:s/>While the issue</text:p>
          </table:table-cell>
          <table:table-cell office:value-type="string" calcext:value-type="string">
            <text:p>Artykuł z 2014 roku analizuje twierdzenie Jasona Cartera, kandydata Demokratów na gubernatora Georgii, który w kampanijnej reklamie stwierdził, że przez ostatnie 10 lat dochód klasy średniej w Georgii spadł o 6 500 dolarów. Carter opierał się na danych Biura Spisu Ludności USA (U.S. Census Bureau), które rzeczywiście pokazują spadek mediany dochodu gospodarstw domowych w Georgii (po uwzględnieniu inflacji) o 6 682 dolary – z 54 803 dolarów w 2002 r. do 48 121 dolarów w 2012 r.</text:p>
            <text:p/>
            <text:p>W 2013 r. medianowy dochód spadł jeszcze bardziej – do 47 829 dolarów, co plasowało Georgię na 34. miejscu wśród wszystkich stanów. Dla porównania, w tym samym czasie dochód mediany w całym kraju wynosił 52 250 dolarów. Choć obszar metropolitalny Atlanty miał wyższy dochód niż średnia krajowa, dochody zarówno w stanie, jak i w regionie spadły od czasu zakończenia recesji.</text:p>
            <text:p/>
            <text:p>Ekspert z Georgia Budget &amp; Policy Institute podkreślił, że wzrost gospodarczy nie przekłada się na wzrost dochodów rodzin, które wciąż zmagają się ze skutkami Wielkiej Recesji. Artykuł kończy się oceną serwisu PolitiFact Georgia, który uznał twierdzenie Cartera za prawdziwe.</text:p>
          </table:table-cell>
          <table:table-cell table:number-columns-repeated="3" table:style-name="ce4" office:value-type="float" office:value="1" calcext:value-type="float">
            <text:p>1</text:p>
          </table:table-cell>
          <table:table-cell table:style-name="ce4" office:value-type="float" office:value="0" calcext:value-type="float">
            <text:p>0</text:p>
          </table:table-cell>
          <table:table-cell table:style-name="ce4" table:number-columns-repeated="3"/>
          <table:table-cell/>
          <table:table-cell table:style-name="ce4" office:value-type="float" office:value="0" calcext:value-type="float">
            <text:p>0</text:p>
          </table:table-cell>
          <table:table-cell office:value-type="string" calcext:value-type="string">
            <text:p><text:a xlink:href="https://www.politifact.com/factchecks/2014/sep/29/jason-carter/carter-claim-about-median-household-income-target/" xlink:type="simple">https://www.politifact.com/factchecks/2014/sep/29/jason-carter/carter-claim-about-median-household-income-target/</text:a></text:p>
          </table:table-cell>
          <table:table-cell office:value-type="string" calcext:value-type="string">
            <text:p>census,income</text:p>
          </table:table-cell>
          <table:table-cell office:value-type="string" calcext:value-type="string">
            <text:p>jason-carter</text:p>
          </table:table-cell>
          <table:table-cell office:value-type="string" calcext:value-type="string">
            <text:p>State Senator</text:p>
          </table:table-cell>
          <table:table-cell office:value-type="string" calcext:value-type="string">
            <text:p>Georgia</text:p>
          </table:table-cell>
          <table:table-cell office:value-type="string" calcext:value-type="string">
            <text:p>democrat</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levision ad</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86" calcext:value-type="float">
            <text:p>2,8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18554842099547386, 0.11924038827419281, 0.09577672928571701, 0.22321461141109467, 0.2579391598701477, 0.28527429699897766]</text:p>
          </table:table-cell>
          <table:table-cell office:value-type="string" calcext:value-type="string">
            <text:p>[0.002928260015323758, 0.04790768772363663, 0.06337769329547882, 0.24655981361865997, 0.392388254404068, 0.24683834612369537]</text:p>
          </table:table-cell>
          <table:table-cell office:value-type="float" office:value="0.111938283425776" calcext:value-type="float">
            <text:p>0,11193828342577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correct_SMA_incorrect.A1:SM_correct_SMA_in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 style:data-style-name="N2" text:time-value="18:29:28.665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7T01:03:48.948000000</dc:date>
    <meta:editing-duration>PT19H3M4S</meta:editing-duration>
    <meta:editing-cycles>107</meta:editing-cycles>
    <meta:generator>LibreOffice/7.3.2.2$Windows_X86_64 LibreOffice_project/49f2b1bff42cfccbd8f788c8dc32c1c309559be0</meta:generator>
    <meta:document-statistic meta:table-count="1" meta:cell-count="945" meta:object-count="0"/>
  </office:meta>
</office:document-meta>
</file>